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c013e" officeooo:paragraph-rsid="001c013e"/>
    </style:style>
    <style:style style:name="P2" style:family="paragraph" style:parent-style-name="Standard">
      <style:paragraph-properties fo:text-align="center" style:justify-single-word="false"/>
      <style:text-properties officeooo:rsid="011c488e" officeooo:paragraph-rsid="001c013e"/>
    </style:style>
    <style:style style:name="P3" style:family="paragraph" style:parent-style-name="Standard">
      <style:paragraph-properties fo:text-align="start" style:justify-single-word="false"/>
      <style:text-properties officeooo:rsid="001e70b2" officeooo:paragraph-rsid="001e70b2"/>
    </style:style>
    <style:style style:name="P4" style:family="paragraph" style:parent-style-name="Standard" style:list-style-name="L1">
      <style:paragraph-properties fo:text-align="start" style:justify-single-word="false"/>
      <style:text-properties officeooo:rsid="001fd6c8" officeooo:paragraph-rsid="001fd6c8"/>
    </style:style>
    <style:style style:name="P5" style:family="paragraph" style:parent-style-name="Standard" style:list-style-name="L1">
      <style:paragraph-properties fo:text-align="start" style:justify-single-word="false"/>
      <style:text-properties officeooo:rsid="002116f6" officeooo:paragraph-rsid="002116f6"/>
    </style:style>
    <style:style style:name="P6" style:family="paragraph" style:parent-style-name="Standard">
      <style:paragraph-properties fo:text-align="start" style:justify-single-word="false"/>
      <style:text-properties officeooo:rsid="00229f2c" officeooo:paragraph-rsid="00229f2c"/>
    </style:style>
    <style:style style:name="P7" style:family="paragraph" style:parent-style-name="Standard" style:list-style-name="L2">
      <style:paragraph-properties fo:text-align="start" style:justify-single-word="false"/>
      <style:text-properties officeooo:rsid="002453e9" officeooo:paragraph-rsid="002453e9"/>
    </style:style>
    <style:style style:name="P8" style:family="paragraph" style:parent-style-name="Standard" style:list-style-name="L2">
      <style:paragraph-properties fo:text-align="start" style:justify-single-word="false"/>
      <style:text-properties officeooo:rsid="0024697c" officeooo:paragraph-rsid="0024697c"/>
    </style:style>
    <style:style style:name="P9" style:family="paragraph" style:parent-style-name="Standard" style:list-style-name="L2">
      <style:paragraph-properties fo:text-align="start" style:justify-single-word="false"/>
      <style:text-properties officeooo:rsid="0026113b" officeooo:paragraph-rsid="0026113b"/>
    </style:style>
    <style:style style:name="P10" style:family="paragraph" style:parent-style-name="Standard" style:list-style-name="L2">
      <style:paragraph-properties fo:text-align="start" style:justify-single-word="false"/>
      <style:text-properties officeooo:rsid="0028c2a9" officeooo:paragraph-rsid="0028c2a9"/>
    </style:style>
    <style:style style:name="P11" style:family="paragraph" style:parent-style-name="Standard" style:list-style-name="L2">
      <style:paragraph-properties fo:text-align="start" style:justify-single-word="false"/>
      <style:text-properties officeooo:rsid="0028c57a" officeooo:paragraph-rsid="0028c57a"/>
    </style:style>
    <style:style style:name="P12" style:family="paragraph" style:parent-style-name="Standard" style:list-style-name="L2">
      <style:paragraph-properties fo:text-align="start" style:justify-single-word="false"/>
      <style:text-properties officeooo:rsid="002bbd9a" officeooo:paragraph-rsid="002bbd9a"/>
    </style:style>
    <style:style style:name="P13" style:family="paragraph" style:parent-style-name="Standard" style:list-style-name="L2">
      <style:paragraph-properties fo:text-align="start" style:justify-single-word="false"/>
      <style:text-properties officeooo:rsid="002c59f6" officeooo:paragraph-rsid="002c59f6"/>
    </style:style>
    <style:style style:name="P14" style:family="paragraph" style:parent-style-name="Standard" style:list-style-name="L2">
      <style:paragraph-properties fo:text-align="start" style:justify-single-word="false"/>
      <style:text-properties officeooo:rsid="002fdd08" officeooo:paragraph-rsid="002fdd08"/>
    </style:style>
    <style:style style:name="P15" style:family="paragraph" style:parent-style-name="Standard" style:list-style-name="L2">
      <style:paragraph-properties fo:text-align="start" style:justify-single-word="false"/>
      <style:text-properties officeooo:rsid="002fe756" officeooo:paragraph-rsid="002fe756"/>
    </style:style>
    <style:style style:name="P16" style:family="paragraph" style:parent-style-name="Standard" style:list-style-name="L2">
      <style:paragraph-properties fo:text-align="start" style:justify-single-word="false"/>
      <style:text-properties officeooo:rsid="002fe756" officeooo:paragraph-rsid="0059ff51"/>
    </style:style>
    <style:style style:name="P17" style:family="paragraph" style:parent-style-name="Standard" style:list-style-name="L2">
      <style:paragraph-properties fo:text-align="start" style:justify-single-word="false"/>
      <style:text-properties officeooo:rsid="0031edba" officeooo:paragraph-rsid="0031edba"/>
    </style:style>
    <style:style style:name="P18" style:family="paragraph" style:parent-style-name="Standard">
      <style:paragraph-properties fo:text-align="start" style:justify-single-word="false"/>
      <style:text-properties officeooo:rsid="0031edba" officeooo:paragraph-rsid="0031edba"/>
    </style:style>
    <style:style style:name="P19" style:family="paragraph" style:parent-style-name="Standard">
      <style:paragraph-properties fo:text-align="start" style:justify-single-word="false"/>
      <style:text-properties fo:font-weight="bold" officeooo:rsid="003429e8" officeooo:paragraph-rsid="003429e8" style:font-weight-asian="bold" style:font-weight-complex="bold"/>
    </style:style>
    <style:style style:name="P20" style:family="paragraph" style:parent-style-name="Standard">
      <style:paragraph-properties fo:text-align="start" style:justify-single-word="false"/>
      <style:text-properties officeooo:rsid="003429e8" officeooo:paragraph-rsid="003429e8"/>
    </style:style>
    <style:style style:name="P21" style:family="paragraph" style:parent-style-name="Standard">
      <style:paragraph-properties fo:text-align="start" style:justify-single-word="false"/>
      <style:text-properties officeooo:rsid="00369947" officeooo:paragraph-rsid="00369947"/>
    </style:style>
    <style:style style:name="P22" style:family="paragraph" style:parent-style-name="Standard">
      <style:paragraph-properties fo:text-align="start" style:justify-single-word="false"/>
      <style:text-properties officeooo:rsid="0031edba" officeooo:paragraph-rsid="0034a94b"/>
    </style:style>
    <style:style style:name="P23" style:family="paragraph" style:parent-style-name="Standard">
      <style:paragraph-properties fo:text-align="start" style:justify-single-word="false"/>
      <style:text-properties officeooo:rsid="0031edba" officeooo:paragraph-rsid="003b988f"/>
    </style:style>
    <style:style style:name="P24" style:family="paragraph" style:parent-style-name="Standard">
      <style:paragraph-properties fo:text-align="start" style:justify-single-word="false"/>
      <style:text-properties officeooo:rsid="0031edba" officeooo:paragraph-rsid="003819fa"/>
    </style:style>
    <style:style style:name="P25" style:family="paragraph" style:parent-style-name="Standard" style:list-style-name="L3">
      <style:paragraph-properties fo:text-align="start" style:justify-single-word="false"/>
      <style:text-properties officeooo:rsid="003af14f" officeooo:paragraph-rsid="003b988f"/>
    </style:style>
    <style:style style:name="P26" style:family="paragraph" style:parent-style-name="Standard" style:list-style-name="L3">
      <style:paragraph-properties fo:text-align="start" style:justify-single-word="false"/>
      <style:text-properties officeooo:rsid="003b988f" officeooo:paragraph-rsid="003b988f"/>
    </style:style>
    <style:style style:name="P27" style:family="paragraph" style:parent-style-name="Standard">
      <style:paragraph-properties fo:text-align="start" style:justify-single-word="false"/>
      <style:text-properties officeooo:rsid="003dc848" officeooo:paragraph-rsid="003dc848"/>
    </style:style>
    <style:style style:name="P28" style:family="paragraph" style:parent-style-name="Standard" style:list-style-name="L4">
      <style:paragraph-properties fo:text-align="start" style:justify-single-word="false"/>
      <style:text-properties officeooo:rsid="003e73e7" officeooo:paragraph-rsid="003e73e7"/>
    </style:style>
    <style:style style:name="P29" style:family="paragraph" style:parent-style-name="Standard" style:list-style-name="L4">
      <style:paragraph-properties fo:text-align="start" style:justify-single-word="false"/>
      <style:text-properties officeooo:rsid="003e8f6e" officeooo:paragraph-rsid="003e8f6e"/>
    </style:style>
    <style:style style:name="P30" style:family="paragraph" style:parent-style-name="Standard">
      <style:paragraph-properties fo:text-align="start" style:justify-single-word="false"/>
      <style:text-properties officeooo:rsid="003e8f6e" officeooo:paragraph-rsid="003e8f6e"/>
    </style:style>
    <style:style style:name="P31" style:family="paragraph" style:parent-style-name="Standard">
      <style:paragraph-properties fo:text-align="start" style:justify-single-word="false"/>
      <style:text-properties fo:font-weight="bold" officeooo:rsid="003f809d" officeooo:paragraph-rsid="003f809d" style:font-weight-asian="bold" style:font-weight-complex="bold"/>
    </style:style>
    <style:style style:name="P32" style:family="paragraph" style:parent-style-name="Standard">
      <style:paragraph-properties fo:text-align="start" style:justify-single-word="false"/>
      <style:text-properties fo:font-weight="normal" officeooo:rsid="003f809d" officeooo:paragraph-rsid="003f809d" style:font-weight-asian="normal" style:font-weight-complex="normal"/>
    </style:style>
    <style:style style:name="P33" style:family="paragraph" style:parent-style-name="Standard">
      <style:paragraph-properties fo:text-align="start" style:justify-single-word="false"/>
      <style:text-properties fo:font-weight="normal" officeooo:rsid="00418f06" officeooo:paragraph-rsid="00418f06" style:font-weight-asian="normal" style:font-weight-complex="normal"/>
    </style:style>
    <style:style style:name="P34" style:family="paragraph" style:parent-style-name="Standard">
      <style:paragraph-properties fo:text-align="start" style:justify-single-word="false"/>
      <style:text-properties fo:font-weight="normal" officeooo:rsid="0042b839" officeooo:paragraph-rsid="0042b839" style:font-weight-asian="normal" style:font-weight-complex="normal"/>
    </style:style>
    <style:style style:name="P35" style:family="paragraph" style:parent-style-name="Standard">
      <style:paragraph-properties fo:text-align="start" style:justify-single-word="false"/>
      <style:text-properties fo:font-weight="normal" officeooo:rsid="0043a169" officeooo:paragraph-rsid="0043a169" style:font-weight-asian="normal" style:font-weight-complex="normal"/>
    </style:style>
    <style:style style:name="P36" style:family="paragraph" style:parent-style-name="Standard">
      <style:paragraph-properties fo:text-align="start" style:justify-single-word="false"/>
      <style:text-properties fo:font-weight="normal" officeooo:rsid="00487eb5" officeooo:paragraph-rsid="00487eb5" style:font-weight-asian="normal" style:font-weight-complex="normal"/>
    </style:style>
    <style:style style:name="P37" style:family="paragraph" style:parent-style-name="Standard">
      <style:paragraph-properties fo:text-align="start" style:justify-single-word="false"/>
      <style:text-properties fo:font-weight="bold" officeooo:rsid="003f809d" officeooo:paragraph-rsid="0048d390" style:font-weight-asian="bold" style:font-weight-complex="bold"/>
    </style:style>
    <style:style style:name="P38" style:family="paragraph" style:parent-style-name="Standard">
      <style:paragraph-properties fo:text-align="start" style:justify-single-word="false"/>
      <style:text-properties fo:font-weight="normal" officeooo:rsid="00494c0f" officeooo:paragraph-rsid="00494c0f" style:font-weight-asian="normal" style:font-weight-complex="normal"/>
    </style:style>
    <style:style style:name="P39" style:family="paragraph" style:parent-style-name="Standard">
      <style:paragraph-properties fo:text-align="start" style:justify-single-word="false"/>
      <style:text-properties fo:font-weight="bold" officeooo:rsid="004d8e2b" officeooo:paragraph-rsid="004d8e2b" style:font-weight-asian="bold" style:font-weight-complex="bold"/>
    </style:style>
    <style:style style:name="P40" style:family="paragraph" style:parent-style-name="Standard">
      <style:paragraph-properties fo:text-align="start" style:justify-single-word="false"/>
      <style:text-properties fo:font-weight="normal" officeooo:rsid="00683d71" officeooo:paragraph-rsid="00683d71" style:font-weight-asian="normal" style:font-weight-complex="normal"/>
    </style:style>
    <style:style style:name="P41" style:family="paragraph" style:parent-style-name="Standard">
      <style:paragraph-properties fo:text-align="start" style:justify-single-word="false"/>
      <style:text-properties fo:font-weight="bold" officeooo:rsid="00534a75" officeooo:paragraph-rsid="00534a75" style:font-weight-asian="bold" style:font-weight-complex="bold"/>
    </style:style>
    <style:style style:name="P42" style:family="paragraph" style:parent-style-name="Standard">
      <style:paragraph-properties fo:text-align="start" style:justify-single-word="false"/>
      <style:text-properties fo:font-weight="normal" officeooo:rsid="00506c60" officeooo:paragraph-rsid="00506c60" style:font-weight-asian="normal" style:font-weight-complex="normal"/>
    </style:style>
    <style:style style:name="P43" style:family="paragraph" style:parent-style-name="Standard">
      <style:paragraph-properties fo:text-align="start" style:justify-single-word="false"/>
      <style:text-properties fo:font-weight="normal" officeooo:rsid="00511b42" officeooo:paragraph-rsid="00511b42" style:font-weight-asian="normal" style:font-weight-complex="normal"/>
    </style:style>
    <style:style style:name="P44" style:family="paragraph" style:parent-style-name="Standard">
      <style:paragraph-properties fo:text-align="start" style:justify-single-word="false"/>
      <style:text-properties fo:font-weight="normal" officeooo:rsid="00534a75" officeooo:paragraph-rsid="00534a75" style:font-weight-asian="normal" style:font-weight-complex="normal"/>
    </style:style>
    <style:style style:name="P45" style:family="paragraph" style:parent-style-name="Standard">
      <style:paragraph-properties fo:text-align="start" style:justify-single-word="false"/>
      <style:text-properties fo:font-weight="normal" officeooo:rsid="0054f89e" officeooo:paragraph-rsid="0054f89e" style:font-weight-asian="normal" style:font-weight-complex="normal"/>
    </style:style>
    <style:style style:name="P46" style:family="paragraph" style:parent-style-name="Standard">
      <style:paragraph-properties fo:text-align="start" style:justify-single-word="false"/>
      <style:text-properties fo:font-weight="normal" officeooo:rsid="0056e5d5" officeooo:paragraph-rsid="0056e5d5" style:font-weight-asian="normal" style:font-weight-complex="normal"/>
    </style:style>
    <style:style style:name="P47" style:family="paragraph" style:parent-style-name="Standard">
      <style:paragraph-properties fo:text-align="start" style:justify-single-word="false"/>
      <style:text-properties fo:font-weight="normal" officeooo:rsid="0057df7d" officeooo:paragraph-rsid="0057df7d" style:font-weight-asian="normal" style:font-weight-complex="normal"/>
    </style:style>
    <style:style style:name="P48" style:family="paragraph" style:parent-style-name="Standard">
      <style:paragraph-properties fo:text-align="start" style:justify-single-word="false"/>
      <style:text-properties fo:font-weight="bold" officeooo:rsid="0058d1d2" officeooo:paragraph-rsid="0058d1d2" style:font-weight-asian="bold" style:font-weight-complex="bold"/>
    </style:style>
    <style:style style:name="P49" style:family="paragraph" style:parent-style-name="Standard">
      <style:paragraph-properties fo:text-align="start" style:justify-single-word="false"/>
      <style:text-properties fo:font-weight="normal" officeooo:rsid="00591f3a" officeooo:paragraph-rsid="00591f3a" style:font-weight-asian="normal" style:font-weight-complex="normal"/>
    </style:style>
    <style:style style:name="P50" style:family="paragraph" style:parent-style-name="Standard">
      <style:paragraph-properties fo:text-align="start" style:justify-single-word="false"/>
      <style:text-properties fo:font-weight="normal" officeooo:rsid="0059ff51" officeooo:paragraph-rsid="005d0a6c" style:font-weight-asian="normal" style:font-weight-complex="normal"/>
    </style:style>
    <style:style style:name="P51" style:family="paragraph" style:parent-style-name="Standard">
      <style:paragraph-properties fo:text-align="start" style:justify-single-word="false"/>
      <style:text-properties fo:font-weight="normal" officeooo:rsid="005d86c6" officeooo:paragraph-rsid="005d86c6" style:font-weight-asian="normal" style:font-weight-complex="normal"/>
    </style:style>
    <style:style style:name="P52" style:family="paragraph" style:parent-style-name="Standard">
      <style:paragraph-properties fo:text-align="start" style:justify-single-word="false"/>
      <style:text-properties fo:font-weight="bold" officeooo:rsid="005df653" officeooo:paragraph-rsid="005df653" style:font-weight-asian="bold" style:font-weight-complex="bold"/>
    </style:style>
    <style:style style:name="P53" style:family="paragraph" style:parent-style-name="Standard">
      <style:paragraph-properties fo:text-align="start" style:justify-single-word="false"/>
      <style:text-properties fo:font-weight="normal" officeooo:rsid="005df653" officeooo:paragraph-rsid="005df653" style:font-weight-asian="normal" style:font-weight-complex="normal"/>
    </style:style>
    <style:style style:name="P54" style:family="paragraph" style:parent-style-name="Standard">
      <style:paragraph-properties fo:text-align="start" style:justify-single-word="false"/>
      <style:text-properties fo:font-weight="normal" officeooo:rsid="005ffb7c" officeooo:paragraph-rsid="005ffb7c" style:font-weight-asian="normal" style:font-weight-complex="normal"/>
    </style:style>
    <style:style style:name="P55" style:family="paragraph" style:parent-style-name="Standard">
      <style:paragraph-properties fo:text-align="start" style:justify-single-word="false"/>
      <style:text-properties fo:font-weight="normal" officeooo:rsid="0062544d" officeooo:paragraph-rsid="0062544d" style:font-weight-asian="normal" style:font-weight-complex="normal"/>
    </style:style>
    <style:style style:name="P56" style:family="paragraph" style:parent-style-name="Standard">
      <style:paragraph-properties fo:text-align="start" style:justify-single-word="false"/>
      <style:text-properties fo:font-weight="normal" officeooo:rsid="0063b91a" officeooo:paragraph-rsid="0063b91a" style:font-weight-asian="normal" style:font-weight-complex="normal"/>
    </style:style>
    <style:style style:name="P57" style:family="paragraph" style:parent-style-name="Standard">
      <style:paragraph-properties fo:text-align="start" style:justify-single-word="false"/>
      <style:text-properties fo:font-weight="bold" officeooo:rsid="0065586f" officeooo:paragraph-rsid="0065586f" style:font-weight-asian="bold" style:font-weight-complex="bold"/>
    </style:style>
    <style:style style:name="P58" style:family="paragraph" style:parent-style-name="Standard">
      <style:paragraph-properties fo:text-align="start" style:justify-single-word="false"/>
      <style:text-properties fo:font-weight="normal" officeooo:rsid="00705f55" officeooo:paragraph-rsid="00705f55" style:font-weight-asian="normal" style:font-weight-complex="normal"/>
    </style:style>
    <style:style style:name="P59" style:family="paragraph" style:parent-style-name="Standard">
      <style:paragraph-properties fo:text-align="start" style:justify-single-word="false"/>
      <style:text-properties fo:font-weight="normal" officeooo:rsid="0065586f" officeooo:paragraph-rsid="0065586f" style:font-weight-asian="normal" style:font-weight-complex="normal"/>
    </style:style>
    <style:style style:name="P60" style:family="paragraph" style:parent-style-name="Standard">
      <style:paragraph-properties fo:text-align="start" style:justify-single-word="false"/>
      <style:text-properties fo:font-weight="bold" officeooo:rsid="006742ef" officeooo:paragraph-rsid="006742ef" style:font-weight-asian="bold" style:font-weight-complex="bold"/>
    </style:style>
    <style:style style:name="P61" style:family="paragraph" style:parent-style-name="Standard">
      <style:paragraph-properties fo:text-align="start" style:justify-single-word="false"/>
      <style:text-properties fo:font-weight="normal" officeooo:rsid="006742ef" officeooo:paragraph-rsid="006742ef" style:font-weight-asian="normal" style:font-weight-complex="normal"/>
    </style:style>
    <style:style style:name="P62" style:family="paragraph" style:parent-style-name="Standard">
      <style:paragraph-properties fo:text-align="start" style:justify-single-word="false"/>
      <style:text-properties fo:font-weight="normal" officeooo:rsid="00678bd9" officeooo:paragraph-rsid="00678bd9" style:font-weight-asian="normal" style:font-weight-complex="normal"/>
    </style:style>
    <style:style style:name="P63" style:family="paragraph" style:parent-style-name="Standard">
      <style:paragraph-properties fo:text-align="start" style:justify-single-word="false"/>
      <style:text-properties fo:font-weight="bold" officeooo:rsid="006a4944" officeooo:paragraph-rsid="006a4944" style:font-weight-asian="bold" style:font-weight-complex="bold"/>
    </style:style>
    <style:style style:name="P64" style:family="paragraph" style:parent-style-name="Standard">
      <style:paragraph-properties fo:text-align="center" style:justify-single-word="false" fo:break-before="page"/>
      <style:text-properties fo:font-weight="bold" officeooo:rsid="01241788" officeooo:paragraph-rsid="01241788" style:font-weight-asian="bold" style:font-weight-complex="bold"/>
    </style:style>
    <style:style style:name="P65" style:family="paragraph" style:parent-style-name="Standard">
      <style:paragraph-properties fo:text-align="center" style:justify-single-word="false"/>
      <style:text-properties style:text-underline-style="none" fo:font-weight="normal" officeooo:rsid="007c7a86" officeooo:paragraph-rsid="0125743b" fo:background-color="transparent" style:font-weight-asian="normal" style:font-weight-complex="normal"/>
    </style:style>
    <style:style style:name="P66" style:family="paragraph" style:parent-style-name="Standard">
      <style:paragraph-properties fo:text-align="start" style:justify-single-word="false"/>
      <style:text-properties officeooo:rsid="011c488e" officeooo:paragraph-rsid="0123e6fd"/>
    </style:style>
    <style:style style:name="P67" style:family="paragraph" style:parent-style-name="Standard">
      <style:paragraph-properties fo:text-align="start" style:justify-single-word="false"/>
      <style:text-properties officeooo:rsid="0120b99a" officeooo:paragraph-rsid="0123e6fd"/>
    </style:style>
    <style:style style:name="P68" style:family="paragraph" style:parent-style-name="Standard">
      <style:paragraph-properties fo:text-align="start" style:justify-single-word="false"/>
      <style:text-properties fo:font-weight="bold" officeooo:rsid="00724005" officeooo:paragraph-rsid="0123e6fd" style:font-weight-asian="bold" style:font-weight-complex="bold"/>
    </style:style>
    <style:style style:name="P69" style:family="paragraph" style:parent-style-name="Standard">
      <style:paragraph-properties fo:text-align="start" style:justify-single-word="false"/>
      <style:text-properties fo:font-weight="bold" officeooo:rsid="00724005" officeooo:paragraph-rsid="00724005" style:font-weight-asian="bold" style:font-weight-complex="bold"/>
    </style:style>
    <style:style style:name="P70" style:family="paragraph" style:parent-style-name="Standard">
      <style:paragraph-properties fo:text-align="start" style:justify-single-word="false"/>
      <style:text-properties fo:font-weight="normal" officeooo:rsid="00724005" officeooo:paragraph-rsid="00724005" style:font-weight-asian="normal" style:font-weight-complex="normal"/>
    </style:style>
    <style:style style:name="P71" style:family="paragraph" style:parent-style-name="Standard">
      <style:paragraph-properties fo:text-align="start" style:justify-single-word="false"/>
      <style:text-properties fo:font-weight="bold" officeooo:rsid="00741407" officeooo:paragraph-rsid="00741407" style:font-weight-asian="bold" style:font-weight-complex="bold"/>
    </style:style>
    <style:style style:name="P72" style:family="paragraph" style:parent-style-name="Standard">
      <style:paragraph-properties fo:text-align="start" style:justify-single-word="false"/>
      <style:text-properties fo:font-weight="bold" officeooo:rsid="007dbb97" officeooo:paragraph-rsid="007dbb97" style:font-weight-asian="bold" style:font-weight-complex="bold"/>
    </style:style>
    <style:style style:name="P73" style:family="paragraph" style:parent-style-name="Standard">
      <style:paragraph-properties fo:text-align="start" style:justify-single-word="false"/>
      <style:text-properties fo:font-weight="normal" officeooo:rsid="007dbb97" officeooo:paragraph-rsid="007dbb97" style:font-weight-asian="normal" style:font-weight-complex="normal"/>
    </style:style>
    <style:style style:name="P74" style:family="paragraph" style:parent-style-name="Standard">
      <style:paragraph-properties fo:text-align="start" style:justify-single-word="false"/>
      <style:text-properties fo:font-weight="normal" officeooo:rsid="007f7977" officeooo:paragraph-rsid="007f7977" style:font-weight-asian="normal" style:font-weight-complex="normal"/>
    </style:style>
    <style:style style:name="P75" style:family="paragraph" style:parent-style-name="Standard">
      <style:paragraph-properties fo:text-align="start" style:justify-single-word="false"/>
      <style:text-properties fo:font-weight="bold" officeooo:rsid="007c7a86" officeooo:paragraph-rsid="007c7a86" style:font-weight-asian="bold" style:font-weight-complex="bold"/>
    </style:style>
    <style:style style:name="P76" style:family="paragraph" style:parent-style-name="Standard">
      <style:paragraph-properties fo:text-align="start" style:justify-single-word="false"/>
      <style:text-properties style:text-underline-style="solid" style:text-underline-width="auto" style:text-underline-color="font-color" fo:font-weight="bold" officeooo:rsid="007c7a86" officeooo:paragraph-rsid="007c7a86" fo:background-color="#ffff00" style:font-weight-asian="bold" style:font-weight-complex="bold"/>
    </style:style>
    <style:style style:name="P77" style:family="paragraph" style:parent-style-name="Standard">
      <style:paragraph-properties fo:text-align="start" style:justify-single-word="false"/>
      <style:text-properties style:text-underline-style="solid" style:text-underline-width="auto" style:text-underline-color="font-color" fo:font-weight="bold" officeooo:rsid="007c7a86" officeooo:paragraph-rsid="007c7a86" style:font-weight-asian="bold" style:font-weight-complex="bold"/>
    </style:style>
    <style:style style:name="P78" style:family="paragraph" style:parent-style-name="Standard">
      <style:paragraph-properties fo:text-align="start" style:justify-single-word="false"/>
      <style:text-properties style:text-underline-style="none" fo:font-weight="bold" officeooo:rsid="007c7a86" officeooo:paragraph-rsid="007c7a86" style:font-weight-asian="bold" style:font-weight-complex="bold"/>
    </style:style>
    <style:style style:name="P79" style:family="paragraph" style:parent-style-name="Standard">
      <style:paragraph-properties fo:text-align="start" style:justify-single-word="false"/>
      <style:text-properties style:text-underline-style="none" fo:font-weight="bold" officeooo:rsid="006bdbf6" officeooo:paragraph-rsid="0083e6e9" style:font-weight-asian="bold" style:font-weight-complex="bold"/>
    </style:style>
    <style:style style:name="P80" style:family="paragraph" style:parent-style-name="Standard">
      <style:paragraph-properties fo:text-align="start" style:justify-single-word="false"/>
      <style:text-properties style:text-underline-style="none" fo:font-weight="normal" officeooo:rsid="006bdbf6" officeooo:paragraph-rsid="0083e6e9" style:font-weight-asian="normal" style:font-weight-complex="normal"/>
    </style:style>
    <style:style style:name="P81" style:family="paragraph" style:parent-style-name="Standard">
      <style:paragraph-properties fo:text-align="start" style:justify-single-word="false"/>
      <style:text-properties fo:font-weight="normal" officeooo:rsid="006a4944" officeooo:paragraph-rsid="006a4944" style:font-weight-asian="normal" style:font-weight-complex="normal"/>
    </style:style>
    <style:style style:name="P82" style:family="paragraph" style:parent-style-name="Standard">
      <style:paragraph-properties fo:text-align="start" style:justify-single-word="false"/>
      <style:text-properties fo:font-weight="normal" officeooo:rsid="006c08a3" officeooo:paragraph-rsid="006c08a3" style:font-weight-asian="normal" style:font-weight-complex="normal"/>
    </style:style>
    <style:style style:name="P83" style:family="paragraph" style:parent-style-name="Standard">
      <style:paragraph-properties fo:text-align="start" style:justify-single-word="false"/>
      <style:text-properties fo:font-weight="bold" officeooo:rsid="008fb37b" officeooo:paragraph-rsid="008fb37b" style:font-weight-asian="bold" style:font-weight-complex="bold"/>
    </style:style>
    <style:style style:name="P84" style:family="paragraph" style:parent-style-name="Standard">
      <style:paragraph-properties fo:text-align="start" style:justify-single-word="false"/>
      <style:text-properties fo:font-weight="bold" officeooo:rsid="008fb37b" officeooo:paragraph-rsid="009b103b" style:font-weight-asian="bold" style:font-weight-complex="bold"/>
    </style:style>
    <style:style style:name="P85" style:family="paragraph" style:parent-style-name="Standard">
      <style:paragraph-properties fo:text-align="start" style:justify-single-word="false"/>
      <style:text-properties fo:font-weight="bold" officeooo:rsid="008fb37b" officeooo:paragraph-rsid="00905d91" style:font-weight-asian="bold" style:font-weight-complex="bold"/>
    </style:style>
    <style:style style:name="P86" style:family="paragraph" style:parent-style-name="Standard">
      <style:paragraph-properties fo:text-align="start" style:justify-single-word="false"/>
      <style:text-properties fo:font-weight="bold" officeooo:rsid="008fb37b" officeooo:paragraph-rsid="0091e289" style:font-weight-asian="bold" style:font-weight-complex="bold"/>
    </style:style>
    <style:style style:name="P87" style:family="paragraph" style:parent-style-name="Standard">
      <style:paragraph-properties fo:text-align="start" style:justify-single-word="false"/>
      <style:text-properties fo:font-weight="bold" officeooo:rsid="007a70d4" officeooo:paragraph-rsid="007a70d4" style:font-weight-asian="bold" style:font-weight-complex="bold"/>
    </style:style>
    <style:style style:name="P88" style:family="paragraph" style:parent-style-name="Standard">
      <style:paragraph-properties fo:text-align="start" style:justify-single-word="false"/>
      <style:text-properties fo:font-weight="normal" officeooo:rsid="00a38d54" officeooo:paragraph-rsid="00a38d54" style:font-weight-asian="normal" style:font-weight-complex="normal"/>
    </style:style>
    <style:style style:name="P89" style:family="paragraph" style:parent-style-name="Standard">
      <style:paragraph-properties fo:text-align="start" style:justify-single-word="false"/>
      <style:text-properties fo:font-weight="normal" officeooo:rsid="00a53fe5" officeooo:paragraph-rsid="00a53fe5" style:font-weight-asian="normal" style:font-weight-complex="normal"/>
    </style:style>
    <style:style style:name="P90" style:family="paragraph" style:parent-style-name="Standard">
      <style:paragraph-properties fo:text-align="start" style:justify-single-word="false"/>
      <style:text-properties fo:font-weight="normal" officeooo:rsid="00a589a8" officeooo:paragraph-rsid="00a589a8" style:font-weight-asian="normal" style:font-weight-complex="normal"/>
    </style:style>
    <style:style style:name="P91" style:family="paragraph" style:parent-style-name="Standard">
      <style:paragraph-properties fo:text-align="start" style:justify-single-word="false"/>
      <style:text-properties fo:font-weight="normal" officeooo:rsid="00b96c42" officeooo:paragraph-rsid="00b96c42" style:font-weight-asian="normal" style:font-weight-complex="normal"/>
    </style:style>
    <style:style style:name="P92" style:family="paragraph" style:parent-style-name="Standard">
      <style:paragraph-properties fo:text-align="start" style:justify-single-word="false"/>
      <style:text-properties fo:font-style="italic" fo:font-weight="normal" officeooo:rsid="00a589a8" officeooo:paragraph-rsid="00a589a8"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c3f4dc" officeooo:paragraph-rsid="00c3f4dc"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normal" officeooo:rsid="00c5dd94" officeooo:paragraph-rsid="00c5dd94"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weight="normal" officeooo:rsid="00a6ec14" officeooo:paragraph-rsid="00a6ec14" style:font-weight-asian="normal" style:font-weight-complex="normal"/>
    </style:style>
    <style:style style:name="P96" style:family="paragraph" style:parent-style-name="Standard">
      <style:paragraph-properties fo:text-align="start" style:justify-single-word="false"/>
      <style:text-properties fo:font-weight="bold" officeooo:rsid="00a7bda9" officeooo:paragraph-rsid="00bee4d1" style:font-weight-asian="bold" style:font-weight-complex="bold"/>
    </style:style>
    <style:style style:name="P97" style:family="paragraph" style:parent-style-name="Standard">
      <style:paragraph-properties fo:text-align="start" style:justify-single-word="false"/>
      <style:text-properties fo:font-weight="normal" officeooo:rsid="00a7bda9" officeooo:paragraph-rsid="00ad99b9" style:font-weight-asian="normal" style:font-weight-complex="normal"/>
    </style:style>
    <style:style style:name="P98" style:family="paragraph" style:parent-style-name="Standard">
      <style:paragraph-properties fo:text-align="start" style:justify-single-word="false"/>
      <style:text-properties fo:font-weight="normal" officeooo:rsid="00a7bda9" officeooo:paragraph-rsid="00c662ff" style:font-weight-asian="normal" style:font-weight-complex="normal"/>
    </style:style>
    <style:style style:name="P99" style:family="paragraph" style:parent-style-name="Standard">
      <style:paragraph-properties fo:text-align="start" style:justify-single-word="false"/>
      <style:text-properties fo:font-style="italic" fo:font-weight="normal" officeooo:rsid="00ae9f83" officeooo:paragraph-rsid="00ae9f83"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a7bda9" officeooo:paragraph-rsid="00ad99b9"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weight="bold" officeooo:rsid="00cd8396" officeooo:paragraph-rsid="00cd8396" style:font-weight-asian="bold" style:font-weight-complex="bold"/>
    </style:style>
    <style:style style:name="P102" style:family="paragraph" style:parent-style-name="Standard">
      <style:paragraph-properties fo:text-align="start" style:justify-single-word="false"/>
      <style:text-properties fo:font-weight="normal" officeooo:rsid="00d0c693" officeooo:paragraph-rsid="00d0c693" style:font-weight-asian="normal" style:font-weight-complex="normal"/>
    </style:style>
    <style:style style:name="P103" style:family="paragraph" style:parent-style-name="Standard">
      <style:paragraph-properties fo:text-align="start" style:justify-single-word="false"/>
      <style:text-properties fo:font-weight="normal" officeooo:rsid="00debbb3" officeooo:paragraph-rsid="00debbb3" style:font-weight-asian="normal" style:font-weight-complex="normal"/>
    </style:style>
    <style:style style:name="P104" style:family="paragraph" style:parent-style-name="Standard">
      <style:paragraph-properties fo:text-align="start" style:justify-single-word="false"/>
      <style:text-properties fo:font-weight="normal" officeooo:rsid="00e29590" officeooo:paragraph-rsid="00e29590" style:font-weight-asian="normal" style:font-weight-complex="normal"/>
    </style:style>
    <style:style style:name="P105" style:family="paragraph" style:parent-style-name="Standard">
      <style:paragraph-properties fo:text-align="start" style:justify-single-word="false"/>
      <style:text-properties fo:font-weight="bold" officeooo:rsid="00d9715b" officeooo:paragraph-rsid="00d9715b" style:font-weight-asian="bold" style:font-weight-complex="bold"/>
    </style:style>
    <style:style style:name="P106" style:family="paragraph" style:parent-style-name="Standard">
      <style:paragraph-properties fo:text-align="start" style:justify-single-word="false"/>
      <style:text-properties fo:font-weight="normal" officeooo:rsid="00dc528f" officeooo:paragraph-rsid="00dc528f" style:font-weight-asian="normal" style:font-weight-complex="normal"/>
    </style:style>
    <style:style style:name="P107" style:family="paragraph" style:parent-style-name="Standard">
      <style:paragraph-properties fo:text-align="start" style:justify-single-word="false"/>
      <style:text-properties fo:font-weight="normal" officeooo:rsid="00dbc6b7" officeooo:paragraph-rsid="00dbc6b7" style:font-weight-asian="normal" style:font-weight-complex="normal"/>
    </style:style>
    <style:style style:name="P108" style:family="paragraph" style:parent-style-name="Standard">
      <style:paragraph-properties fo:text-align="start" style:justify-single-word="false"/>
      <style:text-properties fo:font-weight="normal" officeooo:rsid="00e38698" officeooo:paragraph-rsid="00e38698" style:font-weight-asian="normal" style:font-weight-complex="normal"/>
    </style:style>
    <style:style style:name="P109" style:family="paragraph" style:parent-style-name="Standard">
      <style:paragraph-properties fo:text-align="start" style:justify-single-word="false"/>
      <style:text-properties fo:font-weight="normal" officeooo:rsid="00dd44d0" officeooo:paragraph-rsid="00dd44d0" style:font-weight-asian="normal" style:font-weight-complex="normal"/>
    </style:style>
    <style:style style:name="P110" style:family="paragraph" style:parent-style-name="Standard">
      <style:paragraph-properties fo:text-align="start" style:justify-single-word="false"/>
      <style:text-properties fo:font-weight="normal" officeooo:rsid="00e3a2cd" officeooo:paragraph-rsid="00e3a2cd" style:font-weight-asian="normal" style:font-weight-complex="normal"/>
    </style:style>
    <style:style style:name="P111" style:family="paragraph" style:parent-style-name="Standard">
      <style:paragraph-properties fo:text-align="start" style:justify-single-word="false"/>
      <style:text-properties fo:font-weight="normal" officeooo:rsid="00e52a43" officeooo:paragraph-rsid="00e52a43" style:font-weight-asian="normal" style:font-weight-complex="normal"/>
    </style:style>
    <style:style style:name="P112" style:family="paragraph" style:parent-style-name="Standard">
      <style:paragraph-properties fo:text-align="start" style:justify-single-word="false"/>
      <style:text-properties fo:font-weight="bold" officeooo:rsid="00e1f881" officeooo:paragraph-rsid="00e1f881" style:font-weight-asian="bold" style:font-weight-complex="bold"/>
    </style:style>
    <style:style style:name="P113" style:family="paragraph" style:parent-style-name="Standard">
      <style:paragraph-properties fo:text-align="start" style:justify-single-word="false"/>
      <style:text-properties fo:font-weight="bold" officeooo:rsid="00d4d73d" officeooo:paragraph-rsid="00d4d73d" style:font-weight-asian="bold" style:font-weight-complex="bold"/>
    </style:style>
    <style:style style:name="P114" style:family="paragraph" style:parent-style-name="Standard">
      <style:paragraph-properties fo:text-align="start" style:justify-single-word="false"/>
      <style:text-properties fo:font-weight="bold" officeooo:rsid="00d0c693" officeooo:paragraph-rsid="00d0c693" style:font-weight-asian="bold" style:font-weight-complex="bold"/>
    </style:style>
    <style:style style:name="P115" style:family="paragraph" style:parent-style-name="Standard">
      <style:paragraph-properties fo:text-align="start" style:justify-single-word="false"/>
      <style:text-properties fo:font-style="italic" fo:font-weight="normal" officeooo:rsid="006c08a3" officeooo:paragraph-rsid="006c08a3" style:font-style-asian="italic" style:font-weight-asian="normal" style:font-style-complex="italic" style:font-weight-complex="normal"/>
    </style:style>
    <style:style style:name="P116" style:family="paragraph" style:parent-style-name="Standard">
      <style:paragraph-properties fo:text-align="start" style:justify-single-word="false"/>
      <style:text-properties fo:font-style="italic" fo:font-weight="normal" officeooo:rsid="00a7bda9" officeooo:paragraph-rsid="00d1ac51" style:font-style-asian="italic" style:font-weight-asian="normal" style:font-style-complex="italic" style:font-weight-complex="normal"/>
    </style:style>
    <style:style style:name="P117" style:family="paragraph" style:parent-style-name="Standard">
      <style:paragraph-properties fo:text-align="start" style:justify-single-word="false"/>
      <style:text-properties fo:font-style="normal" fo:font-weight="normal" officeooo:rsid="00e622af" officeooo:paragraph-rsid="00e622af"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ize="11.5pt" fo:font-style="normal" fo:font-weight="normal" officeooo:rsid="00e622af" officeooo:paragraph-rsid="00e622af" style:font-size-asian="11.5pt"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a7bda9" officeooo:paragraph-rsid="00e622af"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text-line-through-style="none" style:text-line-through-type="none" fo:font-size="11.5pt" fo:font-style="normal" style:text-underline-style="none" fo:font-weight="bold" officeooo:rsid="00e8991d" officeooo:paragraph-rsid="00e8991d" style:font-size-asian="11.5pt"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fo:font-weight="normal" officeooo:rsid="00e8991d" officeooo:paragraph-rsid="00e8991d"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e996ec" officeooo:paragraph-rsid="00e996ec" style:font-size-asian="11.5pt"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e996ec" officeooo:paragraph-rsid="00e996e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eb33e6" officeooo:paragraph-rsid="00eb33e6" style:font-size-asian="11.5pt"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ebb703" officeooo:paragraph-rsid="00ebb703" style:font-size-asian="11.5pt"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ebb703" officeooo:paragraph-rsid="00ebb703"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ebeaf2" officeooo:paragraph-rsid="00ebeaf2"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f0a6cd" officeooo:paragraph-rsid="00f0a6cd" style:font-size-asian="11.5pt"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f0ce58" officeooo:paragraph-rsid="00f0ce58" style:font-size-asian="11.5pt"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f20638" officeooo:paragraph-rsid="00f20638" style:font-size-asian="11.5pt"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f20638" officeooo:paragraph-rsid="00f20638"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edbf45" officeooo:paragraph-rsid="00edbf4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italic" fo:font-weight="normal" officeooo:rsid="00ebeaf2" officeooo:paragraph-rsid="00f3ff15" style:font-style-asian="italic" style:font-weight-asian="normal" style:font-style-complex="italic" style:font-weight-complex="normal"/>
    </style:style>
    <style:style style:name="P134" style:family="paragraph" style:parent-style-name="Standard">
      <style:paragraph-properties fo:text-align="start" style:justify-single-word="false"/>
      <style:text-properties fo:font-style="italic" fo:font-weight="normal" officeooo:rsid="00ebeaf2" officeooo:paragraph-rsid="00f2db58" style:font-style-asian="italic" style:font-weight-asian="normal" style:font-style-complex="italic" style:font-weight-complex="normal"/>
    </style:style>
    <style:style style:name="P135" style:family="paragraph" style:parent-style-name="Standard">
      <style:paragraph-properties fo:text-align="start" style:justify-single-word="false"/>
      <style:text-properties style:text-line-through-style="none" style:text-line-through-type="none" fo:font-size="11.5pt" fo:font-style="normal" style:text-underline-style="none" fo:font-weight="bold" officeooo:rsid="00f9acab" officeooo:paragraph-rsid="00f9acab" style:font-size-asian="11.5pt" style:font-style-asian="normal" style:font-weight-asian="bold" style:font-style-complex="normal" style:font-weight-complex="bold"/>
    </style:style>
    <style:style style:name="P136" style:family="paragraph" style:parent-style-name="Standard">
      <style:paragraph-properties fo:text-align="start" style:justify-single-word="false"/>
      <style:text-properties fo:font-style="normal" fo:font-weight="normal" officeooo:rsid="0102ccd0" officeooo:paragraph-rsid="0102ccd0"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f9acab" officeooo:paragraph-rsid="00f9c6bd"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fb0362" officeooo:paragraph-rsid="00fb0362" style:font-size-asian="11.5pt"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fba364" officeooo:paragraph-rsid="00fdc556"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bold" officeooo:rsid="010ec3de" officeooo:paragraph-rsid="010ec3de" style:font-style-asian="normal" style:font-weight-asian="bold" style:font-style-complex="normal" style:font-weight-complex="bold"/>
    </style:style>
    <style:style style:name="P141"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9f0dc" officeooo:paragraph-rsid="010bddb9" style:font-size-asian="11.5pt"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ffb8cb" officeooo:paragraph-rsid="010c122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0ffb8cb" officeooo:paragraph-rsid="010c1225" style:font-size-asian="11.5pt"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ffb8cb" officeooo:paragraph-rsid="00ffb8cb"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bddb9" officeooo:paragraph-rsid="010bddb9" style:font-size-asian="11.5pt"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43f24" officeooo:paragraph-rsid="010bddb9" style:font-size-asian="11.5pt"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df4e2" officeooo:paragraph-rsid="010df4e2" style:font-size-asian="11.5pt"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10728ae" officeooo:paragraph-rsid="010728ae"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tyle="normal" fo:font-weight="normal" officeooo:rsid="0109f0dc" officeooo:paragraph-rsid="0109f0dc"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normal" officeooo:rsid="01043f24" officeooo:paragraph-rsid="01043f24"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fo:font-weight="normal" officeooo:rsid="0109f0dc" officeooo:paragraph-rsid="010e15c1"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5c092" officeooo:paragraph-rsid="0105c092" style:font-size-asian="11.5pt"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06976f" officeooo:paragraph-rsid="0106976f" style:font-size-asian="11.5pt"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106976f" officeooo:paragraph-rsid="0106976f"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12e9c2" officeooo:paragraph-rsid="0112e9c2" style:font-size-asian="11.5pt"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112e9c2" officeooo:paragraph-rsid="0112e9c2"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text-line-through-style="none" style:text-line-through-type="none" fo:font-size="11.5pt" fo:font-style="normal" style:text-underline-style="none" fo:font-weight="bold" officeooo:rsid="0112e9c2" officeooo:paragraph-rsid="0112e9c2" style:font-size-asian="11.5pt" style:font-style-asian="normal" style:font-weight-asian="bold" style:font-style-complex="normal" style:font-weight-complex="bold"/>
    </style:style>
    <style:style style:name="P158" style:family="paragraph" style:parent-style-name="Standard">
      <style:paragraph-properties fo:text-align="start" style:justify-single-word="false"/>
      <style:text-properties fo:font-style="normal" fo:font-weight="bold" officeooo:rsid="011386e6" officeooo:paragraph-rsid="011386e6" style:font-style-asian="normal" style:font-weight-asian="bold" style:font-style-complex="normal" style:font-weight-complex="bold"/>
    </style:style>
    <style:style style:name="P159" style:family="paragraph" style:parent-style-name="Standard">
      <style:paragraph-properties fo:text-align="start" style:justify-single-word="false"/>
      <style:text-properties fo:font-style="normal" fo:font-weight="bold" officeooo:rsid="01145b0b" officeooo:paragraph-rsid="01145b0b" style:font-style-asian="normal" style:font-weight-asian="bold" style:font-style-complex="normal" style:font-weight-complex="bold"/>
    </style:style>
    <style:style style:name="P160" style:family="paragraph" style:parent-style-name="Standard">
      <style:paragraph-properties fo:text-align="start" style:justify-single-word="false"/>
      <style:text-properties fo:font-style="normal" fo:font-weight="bold" officeooo:rsid="011615fd" officeooo:paragraph-rsid="01180595" style:font-style-asian="normal" style:font-weight-asian="bold" style:font-style-complex="normal" style:font-weight-complex="bold"/>
    </style:style>
    <style:style style:name="P161"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180595" officeooo:paragraph-rsid="01180595" style:font-size-asian="11.5pt"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bold" officeooo:rsid="011bbac6" officeooo:paragraph-rsid="011bbac6"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12e9c2" officeooo:paragraph-rsid="011bcca6" style:font-size-asian="11.5pt"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fo:font-weight="normal" officeooo:rsid="0112e9c2" officeooo:paragraph-rsid="011bcca6"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text-line-through-style="none" style:text-line-through-type="none" fo:font-size="11.5pt" fo:font-style="normal" style:text-underline-style="none" fo:font-weight="bold" officeooo:rsid="011bcca6" officeooo:paragraph-rsid="011bcca6" style:font-size-asian="11.5pt" style:font-style-asian="normal" style:font-weight-asian="bold" style:font-style-complex="normal" style:font-weight-complex="bold"/>
    </style:style>
    <style:style style:name="P166" style:family="paragraph" style:parent-style-name="Standard">
      <style:paragraph-properties fo:text-align="start" style:justify-single-word="false"/>
      <style:text-properties style:text-line-through-style="none" style:text-line-through-type="none" fo:font-size="11.5pt" fo:font-style="normal" style:text-underline-style="none" fo:font-weight="bold" officeooo:rsid="011bcca6" officeooo:paragraph-rsid="01327724" style:font-size-asian="11.5pt" style:font-style-asian="normal" style:font-weight-asian="bold" style:font-style-complex="normal" style:font-weight-complex="bold"/>
    </style:style>
    <style:style style:name="P167"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2d1033" officeooo:paragraph-rsid="012d1033" style:font-size-asian="11.5pt"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text-line-through-style="none" style:text-line-through-type="none" fo:font-size="11.5pt" fo:font-style="normal" style:text-underline-style="none" fo:font-weight="normal" officeooo:rsid="0112e9c2" officeooo:paragraph-rsid="013719fd" style:font-size-asian="11.5pt" style:font-style-asian="normal" style:font-weight-asian="normal" style:font-style-complex="normal" style:font-weight-complex="normal"/>
    </style:style>
    <style:style style:name="P169" style:family="paragraph" style:parent-style-name="Standard">
      <style:paragraph-properties fo:text-align="start" style:justify-single-word="false" fo:break-before="page"/>
      <style:text-properties fo:font-weight="bold" officeooo:rsid="008fb37b" officeooo:paragraph-rsid="01376dc6" style:font-weight-asian="bold" style:font-weight-complex="bold"/>
    </style:style>
    <style:style style:name="P170" style:family="paragraph" style:parent-style-name="Standard">
      <style:paragraph-properties fo:text-align="start" style:justify-single-word="false"/>
      <style:text-properties fo:font-weight="bold" officeooo:rsid="008fb37b" officeooo:paragraph-rsid="01376dc6" style:font-weight-asian="bold" style:font-weight-complex="bold"/>
    </style:style>
    <style:style style:name="P171" style:family="paragraph" style:parent-style-name="Standard">
      <style:paragraph-properties fo:text-align="start" style:justify-single-word="false"/>
      <style:text-properties style:text-line-through-style="solid" style:text-line-through-type="single" fo:font-weight="bold" officeooo:rsid="008fb37b" officeooo:paragraph-rsid="01376dc6" style:font-weight-asian="bold" style:font-weight-complex="bold"/>
    </style:style>
    <style:style style:name="P172" style:family="paragraph" style:parent-style-name="Standard">
      <style:paragraph-properties fo:text-align="start" style:justify-single-word="false"/>
      <style:text-properties fo:font-size="12pt" fo:font-weight="bold" officeooo:rsid="01388a50" officeooo:paragraph-rsid="01388a50" style:font-size-asian="12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13a012c" officeooo:paragraph-rsid="013a012c" style:font-size-asian="12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13cd673" officeooo:paragraph-rsid="013cd673" style:font-size-asian="12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13fd128" officeooo:paragraph-rsid="013fd128" style:font-size-asian="12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normal" officeooo:rsid="01388a50" officeooo:paragraph-rsid="01388a50"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bold" officeooo:rsid="0144840b" officeooo:paragraph-rsid="0144840b" style:font-size-asian="12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14f13af" officeooo:paragraph-rsid="014f13af" style:font-size-asian="12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158bc15" officeooo:paragraph-rsid="0158bc15" style:font-size-asian="12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15dd37f" officeooo:paragraph-rsid="015dd37f" style:font-size-asian="12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15e657c" officeooo:paragraph-rsid="015e657c" style:font-size-asian="12pt" style:font-weight-asian="bold" style:font-size-complex="12pt" style:font-weight-complex="bold"/>
    </style:style>
    <style:style style:name="T1" style:family="text">
      <style:text-properties officeooo:rsid="0123105a"/>
    </style:style>
    <style:style style:name="T2" style:family="text">
      <style:text-properties officeooo:rsid="008400f2"/>
    </style:style>
    <style:style style:name="T3" style:family="text">
      <style:text-properties officeooo:rsid="001fd6c8"/>
    </style:style>
    <style:style style:name="T4" style:family="text">
      <style:text-properties officeooo:rsid="001fdfdb"/>
    </style:style>
    <style:style style:name="T5" style:family="text">
      <style:text-properties officeooo:rsid="0025fd33"/>
    </style:style>
    <style:style style:name="T6" style:family="text">
      <style:text-properties officeooo:rsid="002fe756"/>
    </style:style>
    <style:style style:name="T7" style:family="text">
      <style:text-properties officeooo:rsid="0028c57a"/>
    </style:style>
    <style:style style:name="T8" style:family="text">
      <style:text-properties officeooo:rsid="002a8bda"/>
    </style:style>
    <style:style style:name="T9" style:family="text">
      <style:text-properties officeooo:rsid="0059ff51"/>
    </style:style>
    <style:style style:name="T10" style:family="text">
      <style:text-properties officeooo:rsid="002fdd08"/>
    </style:style>
    <style:style style:name="T11" style:family="text">
      <style:text-properties officeooo:rsid="0031cdd6"/>
    </style:style>
    <style:style style:name="T12" style:family="text">
      <style:text-properties officeooo:rsid="0032ab42"/>
    </style:style>
    <style:style style:name="T13" style:family="text">
      <style:text-properties officeooo:rsid="0034a94b"/>
    </style:style>
    <style:style style:name="T14" style:family="text">
      <style:text-properties officeooo:rsid="0034de97"/>
    </style:style>
    <style:style style:name="T15" style:family="text">
      <style:text-properties officeooo:rsid="002453e9"/>
    </style:style>
    <style:style style:name="T16" style:family="text">
      <style:text-properties officeooo:rsid="003a91a7"/>
    </style:style>
    <style:style style:name="T17" style:family="text">
      <style:text-properties officeooo:rsid="003c6063"/>
    </style:style>
    <style:style style:name="T18" style:family="text">
      <style:text-properties officeooo:rsid="0040174e"/>
    </style:style>
    <style:style style:name="T19" style:family="text">
      <style:text-properties officeooo:rsid="0042be5f"/>
    </style:style>
    <style:style style:name="T20" style:family="text">
      <style:text-properties fo:font-weight="bold" style:font-weight-asian="bold" style:font-weight-complex="bold"/>
    </style:style>
    <style:style style:name="T21" style:family="text">
      <style:text-properties officeooo:rsid="004538cb"/>
    </style:style>
    <style:style style:name="T22" style:family="text">
      <style:text-properties officeooo:rsid="0046c1ad"/>
    </style:style>
    <style:style style:name="T23" style:family="text">
      <style:text-properties officeooo:rsid="00474bc7"/>
    </style:style>
    <style:style style:name="T24" style:family="text">
      <style:text-properties officeooo:rsid="0048d390"/>
    </style:style>
    <style:style style:name="T25" style:family="text">
      <style:text-properties officeooo:rsid="004a36bb"/>
    </style:style>
    <style:style style:name="T26" style:family="text">
      <style:text-properties officeooo:rsid="004b9b1d"/>
    </style:style>
    <style:style style:name="T27" style:family="text">
      <style:text-properties officeooo:rsid="004e34ef"/>
    </style:style>
    <style:style style:name="T28" style:family="text">
      <style:text-properties officeooo:rsid="0050b3a7"/>
    </style:style>
    <style:style style:name="T29" style:family="text">
      <style:text-properties officeooo:rsid="0054dbff"/>
    </style:style>
    <style:style style:name="T30" style:family="text">
      <style:text-properties officeooo:rsid="005d0a6c"/>
    </style:style>
    <style:style style:name="T31" style:family="text">
      <style:text-properties officeooo:rsid="005e406b"/>
    </style:style>
    <style:style style:name="T32" style:family="text">
      <style:text-properties officeooo:rsid="0060d9eb"/>
    </style:style>
    <style:style style:name="T33" style:family="text">
      <style:text-properties officeooo:rsid="0085984f"/>
    </style:style>
    <style:style style:name="T34" style:family="text">
      <style:text-properties officeooo:rsid="0125743b"/>
    </style:style>
    <style:style style:name="T35" style:family="text">
      <style:text-properties officeooo:rsid="011c8145"/>
    </style:style>
    <style:style style:name="T36" style:family="text">
      <style:text-properties officeooo:rsid="011cbb1d"/>
    </style:style>
    <style:style style:name="T37" style:family="text">
      <style:text-properties officeooo:rsid="011e1836"/>
    </style:style>
    <style:style style:name="T38" style:family="text">
      <style:text-properties officeooo:rsid="0127813b"/>
    </style:style>
    <style:style style:name="T39" style:family="text">
      <style:text-properties officeooo:rsid="0127a2aa"/>
    </style:style>
    <style:style style:name="T40" style:family="text">
      <style:text-properties officeooo:rsid="01281d8a"/>
    </style:style>
    <style:style style:name="T41" style:family="text">
      <style:text-properties officeooo:rsid="0129c35f"/>
    </style:style>
    <style:style style:name="T42" style:family="text">
      <style:text-properties officeooo:rsid="0073a34c"/>
    </style:style>
    <style:style style:name="T43" style:family="text">
      <style:text-properties officeooo:rsid="007f8f40"/>
    </style:style>
    <style:style style:name="T44" style:family="text">
      <style:text-properties officeooo:rsid="01207a8a"/>
    </style:style>
    <style:style style:name="T45" style:family="text">
      <style:text-properties officeooo:rsid="006cb354"/>
    </style:style>
    <style:style style:name="T46" style:family="text">
      <style:text-properties officeooo:rsid="0078c0a2"/>
    </style:style>
    <style:style style:name="T47" style:family="text">
      <style:text-properties officeooo:rsid="007a511a"/>
    </style:style>
    <style:style style:name="T48" style:family="text">
      <style:text-properties officeooo:rsid="007936ff"/>
    </style:style>
    <style:style style:name="T49" style:family="text">
      <style:text-properties fo:font-weight="normal" style:font-weight-asian="normal" style:font-weight-complex="normal"/>
    </style:style>
    <style:style style:name="T50" style:family="text">
      <style:text-properties fo:font-weight="normal" officeooo:rsid="009835fc" style:font-weight-asian="normal" style:font-weight-complex="normal"/>
    </style:style>
    <style:style style:name="T51" style:family="text">
      <style:text-properties fo:font-weight="normal" officeooo:rsid="0093d639" style:font-weight-asian="normal" style:font-weight-complex="normal"/>
    </style:style>
    <style:style style:name="T52" style:family="text">
      <style:text-properties fo:font-weight="normal" officeooo:rsid="0091e289" style:font-weight-asian="normal" style:font-weight-complex="normal"/>
    </style:style>
    <style:style style:name="T53" style:family="text">
      <style:text-properties fo:font-weight="normal" officeooo:rsid="009e6616" style:font-weight-asian="normal" style:font-weight-complex="normal"/>
    </style:style>
    <style:style style:name="T54" style:family="text">
      <style:text-properties fo:font-weight="normal" officeooo:rsid="0095b5b8" style:font-weight-asian="normal" style:font-weight-complex="normal"/>
    </style:style>
    <style:style style:name="T55" style:family="text">
      <style:text-properties fo:font-weight="normal" officeooo:rsid="0097052f" style:font-weight-asian="normal" style:font-weight-complex="normal"/>
    </style:style>
    <style:style style:name="T56" style:family="text">
      <style:text-properties fo:font-weight="normal" officeooo:rsid="009cf5b8" style:font-weight-asian="normal" style:font-weight-complex="normal"/>
    </style:style>
    <style:style style:name="T57" style:family="text">
      <style:text-properties fo:font-weight="normal" officeooo:rsid="00905d91" style:font-weight-asian="normal" style:font-weight-complex="normal"/>
    </style:style>
    <style:style style:name="T58" style:family="text">
      <style:text-properties fo:font-weight="normal" officeooo:rsid="009dfc37" style:font-weight-asian="normal" style:font-weight-complex="normal"/>
    </style:style>
    <style:style style:name="T59" style:family="text">
      <style:text-properties fo:font-weight="normal" officeooo:rsid="009293c8" style:font-weight-asian="normal" style:font-weight-complex="normal"/>
    </style:style>
    <style:style style:name="T60" style:family="text">
      <style:text-properties officeooo:rsid="00a52e96"/>
    </style:style>
    <style:style style:name="T61" style:family="text">
      <style:text-properties officeooo:rsid="00bb5793"/>
    </style:style>
    <style:style style:name="T62" style:family="text">
      <style:text-properties officeooo:rsid="00b6cd87"/>
    </style:style>
    <style:style style:name="T63" style:family="text">
      <style:text-properties officeooo:rsid="00b80177"/>
    </style:style>
    <style:style style:name="T64" style:family="text">
      <style:text-properties officeooo:rsid="00bee4d1"/>
    </style:style>
    <style:style style:name="T65" style:family="text">
      <style:text-properties officeooo:rsid="00c0a362"/>
    </style:style>
    <style:style style:name="T66" style:family="text">
      <style:text-properties officeooo:rsid="00a89335"/>
    </style:style>
    <style:style style:name="T67" style:family="text">
      <style:text-properties officeooo:rsid="00c1d750"/>
    </style:style>
    <style:style style:name="T68" style:family="text">
      <style:text-properties officeooo:rsid="00ace4ef"/>
    </style:style>
    <style:style style:name="T69" style:family="text">
      <style:text-properties officeooo:rsid="00af682b"/>
    </style:style>
    <style:style style:name="T70" style:family="text">
      <style:text-properties officeooo:rsid="00b0f309"/>
    </style:style>
    <style:style style:name="T71" style:family="text">
      <style:text-properties officeooo:rsid="00c82e2a"/>
    </style:style>
    <style:style style:name="T72" style:family="text">
      <style:text-properties officeooo:rsid="00c28b7d"/>
    </style:style>
    <style:style style:name="T73" style:family="text">
      <style:text-properties officeooo:rsid="00b0930e"/>
    </style:style>
    <style:style style:name="T74" style:family="text">
      <style:text-properties officeooo:rsid="00c894e4"/>
    </style:style>
    <style:style style:name="T75" style:family="text">
      <style:text-properties officeooo:rsid="00b0eaa0"/>
    </style:style>
    <style:style style:name="T76" style:family="text">
      <style:text-properties officeooo:rsid="00b5c0b9"/>
    </style:style>
    <style:style style:name="T77" style:family="text">
      <style:text-properties officeooo:rsid="00b40abb"/>
    </style:style>
    <style:style style:name="T78" style:family="text">
      <style:text-properties officeooo:rsid="00b48f64"/>
    </style:style>
    <style:style style:name="T79" style:family="text">
      <style:text-properties officeooo:rsid="00b14f6a"/>
    </style:style>
    <style:style style:name="T80" style:family="text">
      <style:text-properties officeooo:rsid="00b34321"/>
    </style:style>
    <style:style style:name="T81" style:family="text">
      <style:text-properties officeooo:rsid="00cf51df"/>
    </style:style>
    <style:style style:name="T82" style:family="text">
      <style:text-properties officeooo:rsid="00d0c693"/>
    </style:style>
    <style:style style:name="T83" style:family="text">
      <style:text-properties officeooo:rsid="00dab6b8"/>
    </style:style>
    <style:style style:name="T84" style:family="text">
      <style:text-properties officeooo:rsid="00dc528f"/>
    </style:style>
    <style:style style:name="T85" style:family="text">
      <style:text-properties officeooo:rsid="00e53f77"/>
    </style:style>
    <style:style style:name="T86" style:family="text">
      <style:text-properties officeooo:rsid="00e5615c"/>
    </style:style>
    <style:style style:name="T87" style:family="text">
      <style:text-properties officeooo:rsid="00d49fcf"/>
    </style:style>
    <style:style style:name="T88" style:family="text">
      <style:text-properties officeooo:rsid="00d81d96"/>
    </style:style>
    <style:style style:name="T89" style:family="text">
      <style:text-properties officeooo:rsid="00d964f0"/>
    </style:style>
    <style:style style:name="T90" style:family="text">
      <style:text-properties fo:font-size="11.5pt" style:font-size-asian="11.5pt"/>
    </style:style>
    <style:style style:name="T91" style:family="text">
      <style:text-properties style:text-line-through-style="none" style:text-line-through-type="none" fo:font-size="11.5pt" style:text-underline-style="none" style:font-size-asian="11.5pt"/>
    </style:style>
    <style:style style:name="T92" style:family="text">
      <style:text-properties style:text-line-through-style="none" style:text-line-through-type="none" fo:font-size="11.5pt" style:text-underline-style="none" officeooo:rsid="00e9d599" style:font-size-asian="11.5pt"/>
    </style:style>
    <style:style style:name="T93" style:family="text">
      <style:text-properties style:text-line-through-style="none" style:text-line-through-type="none" fo:font-size="11.5pt" style:text-underline-style="none" officeooo:rsid="00f02d69" style:font-size-asian="11.5pt"/>
    </style:style>
    <style:style style:name="T94" style:family="text">
      <style:text-properties style:text-line-through-style="none" style:text-line-through-type="none" fo:font-size="11.5pt" style:text-underline-style="none" officeooo:rsid="00f211bc" style:font-size-asian="11.5pt"/>
    </style:style>
    <style:style style:name="T95" style:family="text">
      <style:text-properties style:text-line-through-style="none" style:text-line-through-type="none" fo:font-size="11.5pt" style:text-underline-style="none" officeooo:rsid="00f5fd84" style:font-size-asian="11.5pt"/>
    </style:style>
    <style:style style:name="T96" style:family="text">
      <style:text-properties style:text-line-through-style="none" style:text-line-through-type="none" fo:font-size="11.5pt" style:text-underline-style="none" officeooo:rsid="00f9c6bd" style:font-size-asian="11.5pt"/>
    </style:style>
    <style:style style:name="T97" style:family="text">
      <style:text-properties style:text-line-through-style="none" style:text-line-through-type="none" fo:font-size="11.5pt" style:text-underline-style="none" officeooo:rsid="00fb0362" style:font-size-asian="11.5pt"/>
    </style:style>
    <style:style style:name="T98" style:family="text">
      <style:text-properties style:text-line-through-style="none" style:text-line-through-type="none" fo:font-size="11.5pt" style:text-underline-style="none" officeooo:rsid="00fd8f14" style:font-size-asian="11.5pt"/>
    </style:style>
    <style:style style:name="T99" style:family="text">
      <style:text-properties style:text-line-through-style="none" style:text-line-through-type="none" fo:font-size="11.5pt" style:text-underline-style="none" officeooo:rsid="00ff7062" style:font-size-asian="11.5pt"/>
    </style:style>
    <style:style style:name="T100" style:family="text">
      <style:text-properties style:text-line-through-style="none" style:text-line-through-type="none" fo:font-size="11.5pt" style:text-underline-style="none" officeooo:rsid="010fe987" style:font-size-asian="11.5pt"/>
    </style:style>
    <style:style style:name="T101" style:family="text">
      <style:text-properties style:text-line-through-style="none" style:text-line-through-type="none" fo:font-size="11.5pt" style:text-underline-style="none" officeooo:rsid="010bddb9" style:font-size-asian="11.5pt"/>
    </style:style>
    <style:style style:name="T102" style:family="text">
      <style:text-properties style:text-line-through-style="none" style:text-line-through-type="none" fo:font-size="11.5pt" style:text-underline-style="none" officeooo:rsid="01096f23" style:font-size-asian="11.5pt"/>
    </style:style>
    <style:style style:name="T103" style:family="text">
      <style:text-properties style:text-line-through-style="none" style:text-line-through-type="none" fo:font-size="11.5pt" style:text-underline-style="none" fo:font-weight="normal" style:font-size-asian="11.5pt" style:font-weight-asian="normal" style:font-weight-complex="normal"/>
    </style:style>
    <style:style style:name="T104" style:family="text">
      <style:text-properties style:text-line-through-style="none" style:text-line-through-type="none" fo:font-size="11.5pt" style:text-underline-style="none" fo:font-weight="normal" officeooo:rsid="01145b0b" style:font-size-asian="11.5pt" style:font-weight-asian="normal" style:font-weight-complex="normal"/>
    </style:style>
    <style:style style:name="T105" style:family="text">
      <style:text-properties style:text-line-through-style="none" style:text-line-through-type="none" fo:font-size="11.5pt" style:text-underline-style="none" fo:font-weight="normal" officeooo:rsid="011589ae" style:font-size-asian="11.5pt" style:font-weight-asian="normal" style:font-weight-complex="normal"/>
    </style:style>
    <style:style style:name="T106" style:family="text">
      <style:text-properties style:text-line-through-style="none" style:text-line-through-type="none" fo:font-size="11.5pt" style:text-underline-style="none" fo:font-weight="normal" officeooo:rsid="01180595" style:font-size-asian="11.5pt" style:font-weight-asian="normal" style:font-weight-complex="normal"/>
    </style:style>
    <style:style style:name="T107" style:family="text">
      <style:text-properties style:text-line-through-style="none" style:text-line-through-type="none" fo:font-size="11.5pt" style:text-underline-style="none" fo:font-weight="normal" officeooo:rsid="011bc366" style:font-size-asian="11.5pt" style:font-weight-asian="normal" style:font-weight-complex="normal"/>
    </style:style>
    <style:style style:name="T108" style:family="text">
      <style:text-properties fo:font-weight="normal" officeooo:rsid="012f8f2b" style:font-weight-asian="normal" style:font-weight-complex="normal"/>
    </style:style>
    <style:style style:name="T109" style:family="text">
      <style:text-properties fo:font-weight="normal" officeooo:rsid="012fb4ce" style:font-weight-asian="normal" style:font-weight-complex="normal"/>
    </style:style>
    <style:style style:name="T110" style:family="text">
      <style:text-properties fo:font-weight="normal" officeooo:rsid="01316e70" style:font-weight-asian="normal" style:font-weight-complex="normal"/>
    </style:style>
    <style:style style:name="T111" style:family="text">
      <style:text-properties fo:font-weight="normal" officeooo:rsid="01347633" style:font-weight-asian="normal" style:font-weight-complex="normal"/>
    </style:style>
    <style:style style:name="T112" style:family="text">
      <style:text-properties fo:font-weight="normal" officeooo:rsid="0135a3e3" style:font-weight-asian="normal" style:font-weight-complex="normal"/>
    </style:style>
    <style:style style:name="T113" style:family="text">
      <style:text-properties officeooo:rsid="01376dc6"/>
    </style:style>
    <style:style style:name="T114" style:family="text">
      <style:text-properties officeooo:rsid="013b89ac" fo:background-color="#ffff00" loext:char-shading-value="0"/>
    </style:style>
    <style:style style:name="T115" style:family="text">
      <style:text-properties officeooo:rsid="013b89ac"/>
    </style:style>
    <style:style style:name="T116" style:family="text">
      <style:text-properties officeooo:rsid="014116bc"/>
    </style:style>
    <style:style style:name="T117" style:family="text">
      <style:text-properties officeooo:rsid="0141acdd"/>
    </style:style>
    <style:style style:name="T118" style:family="text">
      <style:text-properties officeooo:rsid="0141e325"/>
    </style:style>
    <style:style style:name="T119" style:family="text">
      <style:text-properties officeooo:rsid="01460994"/>
    </style:style>
    <style:style style:name="T120" style:family="text">
      <style:text-properties officeooo:rsid="0154cabb"/>
    </style:style>
    <style:style style:name="T121" style:family="text">
      <style:text-properties officeooo:rsid="015210a3"/>
    </style:style>
    <style:style style:name="T122" style:family="text">
      <style:text-properties officeooo:rsid="015a945e"/>
    </style:style>
    <style:style style:name="T123" style:family="text">
      <style:text-properties officeooo:rsid="015bad67"/>
    </style:style>
    <style:style style:name="T124" style:family="text">
      <style:text-properties officeooo:rsid="015da0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dieval Cat Laws</text:p>
      <text:p text:style-name="P1">(Laws for your Medieval Cat)</text:p>
      <text:p text:style-name="P1"><text:a xlink:type="simple" xlink:href="https://www.youtube.com/watch?v=jD3b1s-s9bk" text:style-name="Internet_20_link" text:visited-style-name="Visited_20_Internet_20_Link">https://www.youtube.com/watch?v=jD3b1s-s9bk</text:a></text:p>
      <text:p text:style-name="P2"/>
      <text:p text:style-name="P3"><text:span text:style-name="T1">Research </text:span>Summary:</text:p>
      <text:p text:style-name="P3"/>
      <text:p text:style-name="P3">Medieval Wales Cat Laws – “<text:span text:style-name="T2">C</text:span><text:span text:style-name="T3">yfreith</text:span> Cath” (the law of <text:span text:style-name="T4">a cat</text:span>)</text:p>
      <text:list text:style-name="L1">
        <text:list-item>
          <text:p text:style-name="P4">Three different legal codes</text:p>
          <text:list>
            <text:list-item>
              <text:p text:style-name="P5">How they look</text:p>
            </text:list-item>
            <text:list-item>
              <text:p text:style-name="P5">What their jobs are</text:p>
            </text:list-item>
            <text:list-item>
              <text:p text:style-name="P5">How much they’re worth</text:p>
            </text:list-item>
          </text:list>
        </text:list-item>
      </text:list>
      <text:p text:style-name="P6">Chapter 1 – Assigning Monetary Value to Your Cat’s Appearance</text:p>
      <text:list text:style-name="L2">
        <text:list-item>
          <text:p text:style-name="P7">Wales was made of several kingdoms</text:p>
          <text:list>
            <text:list-item>
              <text:p text:style-name="P7">Some key differences in laws– due to local and chronological differences</text:p>
            </text:list-item>
            <text:list-item>
              <text:p text:style-name="P7">North Wales (Dull Gwynedd)</text:p>
              <text:list>
                <text:list-item>
                  <text:p text:style-name="P8">Cat must be able to see <text:span text:style-name="T5">(eyes)</text:span>, hear <text:span text:style-name="T5">(ears)</text:span>, have claws, kill mice, be able to give birth to kittens and not eat them</text:p>
                </text:list-item>
              </text:list>
            </text:list-item>
            <text:list-item>
              <text:p text:style-name="P9">South West Wale<text:span text:style-name="T6">s</text:span> (Dull Dyfed)</text:p>
              <text:list>
                <text:list-item>
                  <text:p text:style-name="P9">All of the above from North Wales, <text:span text:style-name="T7">plus</text:span> <text:span text:style-name="T8">have </text:span>good teeth and no wailing at the moon (caterwauling)</text:p>
                </text:list-item>
              </text:list>
            </text:list-item>
            <text:list-item>
              <text:p text:style-name="P10">South Wales (Dull Gwent)</text:p>
              <text:list>
                <text:list-item>
                  <text:p text:style-name="P11">All of the above from North Wales and South Wales, plus <text:span text:style-name="T8">have a good tail and no burn marks</text:span></text:p>
                </text:list-item>
              </text:list>
            </text:list-item>
          </text:list>
        </text:list-item>
        <text:list-item>
          <text:p text:style-name="P12">General value of a cat was to kill mice</text:p>
        </text:list-item>
        <text:list-item>
          <text:p text:style-name="P13">These rules mostly reflect the qualities they were required to possess, in order to hold any legal value</text:p>
        </text:list-item>
        <text:list-item>
          <text:p text:style-name="P14">One adult cat is worth 4 Ceiniog</text:p>
          <text:list>
            <text:list-item>
              <text:p text:style-name="P15">North Wales</text:p>
              <text:list>
                <text:list-item>
                  <text:p text:style-name="P16"><text:span text:style-name="T9">4 </text:span><text:span text:style-name="T10">Ceiniog </text:span><text:span text:style-name="T9">= </text:span>1 cat = 1 goat = 4 geese = 4 chickens</text:p>
                </text:list-item>
              </text:list>
            </text:list-item>
            <text:list-item>
              <text:p text:style-name="P15">South West Wales</text:p>
              <text:list>
                <text:list-item>
                  <text:p text:style-name="P15">1 cat = 2 geese = 1.5 goats = 1 lamb <text:span text:style-name="T11">(in August) = 1 foal (baby Horse)</text:span></text:p>
                </text:list-item>
              </text:list>
            </text:list-item>
            <text:list-item>
              <text:p text:style-name="P17">South Wales</text:p>
              <text:list>
                <text:list-item>
                  <text:p text:style-name="P17">1 cat = 1 lamb <text:span text:style-name="T12">= 4 piglets = 4 ducks</text:span></text:p>
                </text:list-item>
              </text:list>
            </text:list-item>
          </text:list>
        </text:list-item>
      </text:list>
      <text:p text:style-name="P18"/>
      <text:p text:style-name="P19">Medieval Merchant:</text:p>
      <text:p text:style-name="P20"/>
      <text:p text:style-name="P18">Step 1: Exchange 2 geese for 1 cat in Southwest Wales</text:p>
      <text:p text:style-name="P18">Step 2: Exchange 1 cat for 4 geese in North Wales</text:p>
      <text:p text:style-name="P18">Step 3: repeat process</text:p>
      <text:p text:style-name="P18">Step 4: INFINITE geese</text:p>
      <text:p text:style-name="P18"/>
      <text:p text:style-name="P21">Cost of transit</text:p>
      <text:p text:style-name="P22"><text:span text:style-name="T13">C</text:span>ost to keep the geese fed on a journey from North Wales to Southwest Wales</text:p>
      <text:p text:style-name="P22"><text:span text:style-name="T13">Cost to f</text:span>eed cats on a journey from Southwest to North.</text:p>
      <text:p text:style-name="P23"><text:span text:style-name="T13">W</text:span>ould need to cost less than 1 <text:span text:style-name="T10">Ceiniog</text:span> to feed 4 geese one way and 2 cats the other way</text:p>
      <text:p text:style-name="P24"><text:span text:style-name="T14">(</text:span>otherwise you spend 2 geese to earn 2 geese, and end up earning nothing.<text:span text:style-name="T14">)</text:span></text:p>
      <text:p text:style-name="P24"/>
      <text:p text:style-name="P24"><text:span text:style-name="T15">North Wales (Dull Gwynedd) </text:span><text:span text:style-name="T16">is unique in that it is the only location to assign value to younger cats (not adult cats)</text:span></text:p>
      <text:list text:style-name="L3">
        <text:list-item>
          <text:p text:style-name="P25"><text:soft-page-break/>Kitten – 1 <text:span text:style-name="T10">Ceiniog</text:span> (¼ value) <text:span text:style-name="T17">for ones that have not opened their eyes</text:span></text:p>
        </text:list-item>
        <text:list-item>
          <text:p text:style-name="P25">Young Cat – 2 <text:span text:style-name="T10">Ceiniog</text:span> (½ value) for ones that have not caught any mice</text:p>
        </text:list-item>
        <text:list-item>
          <text:p text:style-name="P26">Adult Cat – 4 <text:span text:style-name="T10">Ceiniog</text:span></text:p>
        </text:list-item>
      </text:list>
      <text:p text:style-name="P24"/>
      <text:p text:style-name="P27">If a cat is deficient in any of the required qualities (after purchased), you can get a refund.</text:p>
      <text:list text:style-name="L4">
        <text:list-item>
          <text:p text:style-name="P28">1/3 of its value must be returned</text:p>
        </text:list-item>
        <text:list-item>
          <text:p text:style-name="P29">Why 1/3 of something worth 4? I don’t know</text:p>
        </text:list-item>
      </text:list>
      <text:p text:style-name="P30"/>
      <text:p text:style-name="P30"/>
      <text:p text:style-name="P31">Chapter 2: Cat Products</text:p>
      <text:p text:style-name="P31"/>
      <text:p text:style-name="P32">Dyfed – we don’t feed on cat’s milk <text:span text:style-name="T18">so yeah you can get a refund</text:span></text:p>
      <text:p text:style-name="P33">Cat’s produce a product known at “Worthless Milk” (along with female dog and female horse)</text:p>
      <text:p text:style-name="P33">These products receive no compensation</text:p>
      <text:p text:style-name="P33"/>
      <text:p text:style-name="P33">Cats (as) Products</text:p>
      <text:p text:style-name="P33"/>
      <text:p text:style-name="P34">Married couples to divi<text:span text:style-name="T19">de</text:span>: <text:span text:style-name="T20">cats = furniture</text:span>. Husband owns one cat, the rest belong to the wife.</text:p>
      <text:p text:style-name="P35">If <text:span text:style-name="T21">someone </text:span>died <text:span text:style-name="T21">left no heir, </text:span>and estate passed to king… <text:span text:style-name="T22">They would get the cats. </text:span><text:span text:style-name="T23">(Rhingyll)</text:span></text:p>
      <text:p text:style-name="P36">Times of war and plague – court officials inundated with cats?</text:p>
      <text:p text:style-name="P36"/>
      <text:p text:style-name="P36"/>
      <text:p text:style-name="P37">Chapter <text:span text:style-name="T24">3</text:span>: Cat <text:span text:style-name="T24">Crime</text:span></text:p>
      <text:p text:style-name="P37"/>
      <text:p text:style-name="P38">1. If a cat causes damage to someone’s flax garden while attempting to catch a mouse, the owner would rightfully have to pay for the damages</text:p>
      <text:p text:style-name="P38"/>
      <text:p text:style-name="P38">2. <text:span text:style-name="T25">If a cat is stolen, injured, or killed: the cat is to be held with its tail lifted up and covered in wheat—and that is the fine payed to the owner. (Only for king’s cats.) Wheat or adult sheep and lambs. </text:span><text:span text:style-name="T26">The cat is also fairly likely to be alive in this situation. So it was someone’s job to hold the cat down and cover it in grain.</text:span></text:p>
      <text:p text:style-name="P38"/>
      <text:p text:style-name="P38"/>
      <text:p text:style-name="P39"><text:span text:style-name="T27">Chapter 4: </text:span>Cat Salesman</text:p>
      <text:p text:style-name="P40">Go back in time and become the ultimate cat salesman</text:p>
      <text:p text:style-name="P40"/>
      <text:p text:style-name="P41">Step 1: Acquire Cats</text:p>
      <text:p text:style-name="P42">1. Acquire product – <text:span text:style-name="T28">get two cats by feeding (protein, nutrients) breed cats several smaller ones</text:span></text:p>
      <text:p text:style-name="P43">2. Become a <text:span text:style-name="T23">Rhingyll </text:span>during times of disease or war for free cats</text:p>
      <text:p text:style-name="P44"/>
      <text:p text:style-name="P41">Step 2: Maximize <text:span text:style-name="T29">Cat </text:span>Value</text:p>
      <text:p text:style-name="P45">An adult is worth more than a kitten.</text:p>
      <text:p text:style-name="P46">The <text:span text:style-name="T15">North Wales </text:span>laws have the least requirements (South West more, and South most)</text:p>
      <text:p text:style-name="P47">So, wait til they catch mice and sell them to North Wales</text:p>
      <text:p text:style-name="P47"/>
      <text:p text:style-name="P48">Step 3: Reinvest</text:p>
      <text:p text:style-name="P49">Sell enough cats to DOUBLE your cats </text:p>
      <text:p text:style-name="P50">Stay in North Wales, find some Geese worth 1 <text:span text:style-name="T10">Ceiniog, </text:span><text:span text:style-name="T30">sell Cat (worth 4 </text:span><text:span text:style-name="T10">Ceiniog</text:span><text:span text:style-name="T30">) for 4 Geese</text:span></text:p>
      <text:p text:style-name="P51">Next, travel to Dull Dyfed, where Geese are worth 2 <text:span text:style-name="T10">Ceiniog</text:span></text:p>
      <text:p text:style-name="P51"><text:soft-page-break/></text:p>
      <text:p text:style-name="P52">Risk:</text:p>
      <text:p text:style-name="P53"><text:span text:style-name="T31">Travel through </text:span>Remote, treacherous countryside</text:p>
      <text:p text:style-name="P53">Violence</text:p>
      <text:p text:style-name="P53">Disease</text:p>
      <text:p text:style-name="P54">Carrying several cats and geese – <text:span text:style-name="T32">risk of being robbed</text:span></text:p>
      <text:p text:style-name="P55">Depends on the market conditions – are people buying cats and geese?</text:p>
      <text:p text:style-name="P56">Laws represent regional differences?</text:p>
      <text:p text:style-name="P56"/>
      <text:p text:style-name="P56"/>
      <text:p text:style-name="P57">Step 4: Do not sell cat milk</text:p>
      <text:p text:style-name="P58">Cat milk is Worthless Milk</text:p>
      <text:p text:style-name="P59"/>
      <text:p text:style-name="P60">Step 5: Remember Garfield</text:p>
      <text:p text:style-name="P61">These Welsh laws are mentioned in the Garfield Show episode “History of Cats”</text:p>
      <text:p text:style-name="P62">Be remembered as the richest cat salesperson that Wales has ever seen.</text:p>
      <text:p text:style-name="P62"/>
      <text:p text:style-name="P63"/>
      <text:p text:style-name="P64">Game Design Document</text:p>
      <text:p text:style-name="P65">Cyfr<text:span text:style-name="T33">a</text:span>ith Cath: Merchant's Paws </text:p>
      <text:p text:style-name="P65"><text:span text:style-name="T34">(</text:span>Medieval Purrsuits<text:span text:style-name="T34">)</text:span></text:p>
      <text:p text:style-name="P66"/>
      <text:p text:style-name="P66">Why do I need a GDD?</text:p>
      <text:p text:style-name="P66">- Flesh out ideas and understanding of what the game might look like</text:p>
      <text:p text:style-name="P66">- Complete research on game ideas and theme<text:span text:style-name="T35">s</text:span></text:p>
      <text:p text:style-name="P66">- <text:span text:style-name="T36">Turn those ideas and themes into a real game concept, </text:span><text:span text:style-name="T37">map out timeline and requirements</text:span></text:p>
      <text:p text:style-name="P66"/>
      <text:p text:style-name="P67">Personal Goals:</text:p>
      <text:p text:style-name="P67">- Create a project with simple enough gameplay (point, click?) that I can focus on other elements such as art direction, sound design, smooth animations, etc.</text:p>
      <text:p text:style-name="P67">- <text:span text:style-name="T38">Finish MVP </text:span><text:span text:style-name="T39">game mechanics </text:span><text:span text:style-name="T38">within half the given time (in 5 days – by Tues/Weds)</text:span></text:p>
      <text:p text:style-name="P67">- <text:span text:style-name="T40">Make a game that is fun and simple to play.</text:span></text:p>
      <text:p text:style-name="P67">- <text:span text:style-name="T41">Write clean code that is easy to maintain.</text:span></text:p>
      <text:p text:style-name="P68"/>
      <text:p text:style-name="P68"/>
      <text:p text:style-name="P68">Theme:</text:p>
      <text:p text:style-name="P69"/>
      <text:p text:style-name="P69">Metamorphosis – change in <text:span text:style-name="T42">physical </text:span>form, structure, or substance. Development from birth to adulthood.</text:p>
      <text:p text:style-name="P70"/>
      <text:p text:style-name="P71">Wildcards:</text:p>
      <text:p text:style-name="P71"/>
      <text:p text:style-name="P71">Natural 20 – Include Dice in your game</text:p>
      <text:p text:style-name="P71">Exchange – Not a pure gain, nor a loss; A trade</text:p>
      <text:p text:style-name="P63"/>
      <text:p text:style-name="P72">Tone / Mood:</text:p>
      <text:p text:style-name="P72"/>
      <text:p text:style-name="P73">Medieval, Ancient, Historical</text:p>
      <text:p text:style-name="P74">Funny / Homebrew, Cats <text:span text:style-name="T43">(mix of humorous and ancient)</text:span></text:p>
      <text:p text:style-name="P72"/>
      <text:p text:style-name="P75">Title:</text:p>
      <text:p text:style-name="P75"/>
      <text:p text:style-name="P76">Cyfr<text:span text:style-name="T33">a</text:span>ith Cath: Merchant's Paws </text:p>
      <text:p text:style-name="P77">Medieval Purrsuits</text:p>
      <text:p text:style-name="P77"/>
      <text:p text:style-name="P78">Purrs &amp; Profits </text:p>
      <text:p text:style-name="P75">The Purring Merchant </text:p>
      <text:p text:style-name="P75">Meowchants of Medieval Wales</text:p>
      <text:p text:style-name="P75"/>
      <text:p text:style-name="P79">Goal:</text:p>
      <text:p text:style-name="P79"/>
      <text:p text:style-name="P80">Become the richest cat merchant in Medieval Wales.</text:p>
      <text:p text:style-name="P75"/>
      <text:p text:style-name="P63">Concept / <text:span text:style-name="T44">Genre</text:span>:</text:p>
      <text:p text:style-name="P63"/>
      <text:p text:style-name="P81">Resource <text:span text:style-name="T45">Management </text:span>/ Strategy game</text:p>
      <text:p text:style-name="P82">Inspiration: Oregon Trail, <text:span text:style-name="T46">Catan, </text:span><text:span text:style-name="T47">Monopoly, </text:span><text:span text:style-name="T48">Etc.</text:span></text:p>
      <text:p text:style-name="P82"><text:soft-page-break/></text:p>
      <text:p text:style-name="P82"/>
      <text:p text:style-name="P83">Project Timeline<text:span text:style-name="T49">:</text:span></text:p>
      <text:p text:style-name="P83"><text:span text:style-name="T49"/></text:p>
      <text:p text:style-name="P83"><text:span text:style-name="T50">Friday, <text:tab/></text:span><text:span text:style-name="T49">Day 1 (1/10) – </text:span><text:span text:style-name="T51">Brainstorming, Design</text:span></text:p>
      <text:p text:style-name="P83"><text:span text:style-name="T50">Saturday, <text:tab/></text:span><text:span text:style-name="T49">Day </text:span><text:span text:style-name="T52">2</text:span><text:span text:style-name="T49"> (1/11) – </text:span><text:span text:style-name="T53">Finish Design, </text:span><text:span text:style-name="T54">Early Prototyping</text:span></text:p>
      <text:p text:style-name="P83"><text:span text:style-name="T50">Sunday, <text:tab/></text:span><text:span text:style-name="T49">Day </text:span><text:span text:style-name="T52">3</text:span><text:span text:style-name="T49"> (1/12)</text:span></text:p>
      <text:p text:style-name="P83"><text:span text:style-name="T50">Monday, <text:tab/></text:span><text:span text:style-name="T49">Day </text:span><text:span text:style-name="T52">4</text:span><text:span text:style-name="T49"> (1/13)</text:span></text:p>
      <text:p text:style-name="P83"><text:span text:style-name="T50">Tuesday, <text:tab/></text:span><text:span text:style-name="T49">Day </text:span><text:span text:style-name="T52">5</text:span><text:span text:style-name="T49"> (1/14) – </text:span><text:span text:style-name="T55">Finish MVP</text:span></text:p>
      <text:p text:style-name="P84"><text:span text:style-name="T50">Wednesday, <text:tab/></text:span><text:span text:style-name="T49">Day </text:span><text:span text:style-name="T52">6</text:span><text:span text:style-name="T49"> (1/15) – </text:span><text:span text:style-name="T56">Start Polish</text:span></text:p>
      <text:p text:style-name="P83"><text:span text:style-name="T50">Thursday, <text:tab/></text:span><text:span text:style-name="T49">Day </text:span><text:span text:style-name="T52">7</text:span><text:span text:style-name="T49"> (1/16)</text:span></text:p>
      <text:p text:style-name="P83"><text:span text:style-name="T50">Friday, <text:tab/></text:span><text:span text:style-name="T49">Day </text:span><text:span text:style-name="T52">8</text:span><text:span text:style-name="T49"> (1/17)</text:span></text:p>
      <text:p text:style-name="P85"><text:span text:style-name="T50">Saturday, <text:tab/></text:span><text:span text:style-name="T49">Day </text:span><text:span text:style-name="T52">9</text:span><text:span text:style-name="T49"> (1/1</text:span><text:span text:style-name="T57">8</text:span><text:span text:style-name="T49">) – </text:span><text:span text:style-name="T58">Early game submission</text:span></text:p>
      <text:p text:style-name="P86"><text:span text:style-name="T50">Sunday, <text:tab/></text:span><text:span text:style-name="T49">Day 1</text:span><text:span text:style-name="T52">0</text:span><text:span text:style-name="T49"> (1/1</text:span><text:span text:style-name="T52">9</text:span><text:span text:style-name="T49">) – </text:span><text:span text:style-name="T59">Submit game by 4:00 PM</text:span></text:p>
      <text:p text:style-name="P86"><text:span text:style-name="T49"/></text:p>
      <text:p text:style-name="P86"><text:span text:style-name="T49"/></text:p>
      <text:p text:style-name="P86"><text:span text:style-name="T49"/></text:p>
      <text:p text:style-name="P86"><text:span text:style-name="T49"/></text:p>
      <text:p text:style-name="P87">Gameplay Loop (Player Actions – what does the player do?)</text:p>
      <text:p text:style-name="P87"/>
      <text:p text:style-name="P88">You play as a Medieval Cat Merchant <text:span text:style-name="T60">in South Wales.</text:span></text:p>
      <text:p text:style-name="P89">Your goal is to become the richest cat merchant in history.</text:p>
      <text:p text:style-name="P90">If only you could get your hands on some cats…</text:p>
      <text:p text:style-name="P90"/>
      <text:p text:style-name="P91"><text:span text:style-name="T61">Cat </text:span>Lifespan</text:p>
      <text:p text:style-name="P92">In medieval times, cats likely had a lifespan of around 5-10 years on average, <text:span text:style-name="T62">(maybe 7-13), </text:span><text:s/>similar to feral cats today, due to the harsher living conditions, lack of veterinary care, and exposure to disease and predators prevalent during that period. <text:span text:style-name="T63">Domestic cats today can live 13-20 years.</text:span></text:p>
      <text:p text:style-name="P92"/>
      <text:p text:style-name="P93">Cats generally can catch their first prey (usually small insects or other creatures) at 6-8 weeks old.</text:p>
      <text:p text:style-name="P93">They can begin hunting mice around a year old, maybe a year and a half.</text:p>
      <text:p text:style-name="P94">Some say kittens learn best to hunt from their mothers.</text:p>
      <text:p text:style-name="P90"/>
      <text:p text:style-name="P90"/>
      <text:p text:style-name="P95">Cat Cards – You can select from various different cats with different stats such as:</text:p>
      <text:p text:style-name="P95"/>
      <text:p text:style-name="P96">Age – <text:span text:style-name="T64">Changes the cat’s value when sold (1, 2, or 4 </text:span><text:span text:style-name="T65">Ceiniog</text:span><text:span text:style-name="T64">)</text:span></text:p>
      <text:p text:style-name="P97">Newborn (<text:span text:style-name="T66">worthless? </text:span><text:span text:style-name="T67">Or worth 1</text:span>)</text:p>
      <text:p text:style-name="P97"><text:span text:style-name="T66">Kitten</text:span> (cats <text:span text:style-name="T68">that have </text:span>open their eyes around 8-12 days, <text:span text:style-name="T69">up to 1 year – </text:span><text:span text:style-name="T67">worth 2</text:span>)</text:p>
      <text:p text:style-name="P98"><text:span text:style-name="T70">Junior (</text:span><text:span text:style-name="T71">6-12 months</text:span><text:span text:style-name="T70"> to 2 years – </text:span><text:span text:style-name="T72">cats that have killed mice; worth 4</text:span><text:span text:style-name="T70">)</text:span></text:p>
      <text:p text:style-name="P99">? Young Adult <text:span text:style-name="T73">(</text:span><text:span text:style-name="T74">3</text:span><text:span text:style-name="T73"> to 6 years)</text:span></text:p>
      <text:p text:style-name="P100">? <text:span text:style-name="T75">Mature Adult (7 to 10 years)</text:span></text:p>
      <text:p text:style-name="P100">? <text:span text:style-name="T75">Senior </text:span><text:span text:style-name="T76">Adult </text:span><text:span text:style-name="T75">(</text:span><text:span text:style-name="T77">11 </text:span><text:span text:style-name="T78">to </text:span><text:span text:style-name="T77">14 years</text:span><text:span text:style-name="T75">)</text:span></text:p>
      <text:p text:style-name="P100">? <text:span text:style-name="T79">Geriatric </text:span><text:span text:style-name="T76">Adult </text:span><text:span text:style-name="T79">(</text:span><text:span text:style-name="T80">15 </text:span><text:span text:style-name="T78">to </text:span><text:span text:style-name="T80">20 years</text:span><text:span text:style-name="T79">)</text:span></text:p>
      <text:p text:style-name="P100"/>
      <text:p text:style-name="P101">Physical Features – Changes the cat’s value <text:span text:style-name="T81">in different regions</text:span></text:p>
      <text:p text:style-name="P102">Eyes</text:p>
      <text:p text:style-name="P102">Ears</text:p>
      <text:p text:style-name="P103">Teeth, <text:span text:style-name="T82">Claws</text:span></text:p>
      <text:p text:style-name="P104"><text:soft-page-break/>Tail</text:p>
      <text:p text:style-name="P102"/>
      <text:p text:style-name="P105">Hunter – <text:span text:style-name="T83">S</text:span>harp claws and a keen sense for prey.</text:p>
      <text:p text:style-name="P106">Perception – How quickly can identify prey</text:p>
      <text:p text:style-name="P107">Agility – <text:span text:style-name="T84">How fast can catch prey</text:span></text:p>
      <text:p text:style-name="P106">Silent – How loud when sneaking on prey</text:p>
      <text:p text:style-name="P108">Balance – How efficient at moving through terrain</text:p>
      <text:p text:style-name="P106"/>
      <text:p text:style-name="P109">Appetite – How often needs to hunt</text:p>
      <text:p text:style-name="P110">Maimed – Whether the cat has any physical deficiencies such as no tail</text:p>
      <text:p text:style-name="P111">Milk – Whether the cat produces <text:span text:style-name="T85">W</text:span>orthless <text:span text:style-name="T85">M</text:span>ilk <text:span text:style-name="T86">(female)</text:span></text:p>
      <text:p text:style-name="P109"/>
      <text:p text:style-name="P112">Caterwauling – Howls at the moon</text:p>
      <text:p text:style-name="P105"/>
      <text:p text:style-name="P113">Fertility – Chance of healthy offspring <text:span text:style-name="T86">(female)</text:span></text:p>
      <text:p text:style-name="P114">Ravenous – <text:span text:style-name="T87">Chance </text:span><text:span text:style-name="T88">to kill and consume </text:span><text:span text:style-name="T87">unhealthy offspring. </text:span><text:span text:style-name="T89">Raises hunting stat.</text:span></text:p>
      <text:p text:style-name="P115">A cat who doesn't have enough body fat or isn't eating enough nutrients to support her kittens may decide to eat them, especially if she doesn't have a large litter. She will instinctively know that she can't support them or produce enough milk to prevent them from dying.</text:p>
      <text:p text:style-name="P116">While not common, a mother cat may sometimes eat her kittens, usually if the kitten is stillborn, unhealthy, or has severe malformations; this is considered an instinctual behavior to focus energy on healthier offspring with better chances of survival</text:p>
      <text:p text:style-name="P116"/>
      <text:p text:style-name="P116"/>
      <text:p text:style-name="P117">During times of war and plague, you can purchase cats from the Welsh <text:span text:style-name="T90">Rhingyll.</text:span></text:p>
      <text:p text:style-name="P118">The courts are inundated with cats due to the owner’s deaths.</text:p>
      <text:p text:style-name="P119"><text:span text:style-name="T91"/></text:p>
      <text:p text:style-name="P120">Crime</text:p>
      <text:p text:style-name="P121"><text:span text:style-name="T91">If your cat causes damage to someone else’s crops </text:span><text:span text:style-name="T92">(flax garden)</text:span><text:span text:style-name="T91">, you must pay damages.</text:span></text:p>
      <text:p text:style-name="P122">If your cat is stolen, injured, or killed – you can receive recompense in the form of Wheat.</text:p>
      <text:p text:style-name="P123"><text:span text:style-name="T91"/></text:p>
      <text:p text:style-name="P124">Crops in Wales:</text:p>
      <text:p text:style-name="P124">Oats</text:p>
      <text:p text:style-name="P124">Barley</text:p>
      <text:p text:style-name="P125">Wheat</text:p>
      <text:p text:style-name="P126"><text:span text:style-name="T91"/></text:p>
      <text:p text:style-name="P127"><text:span text:style-name="T91">Livestock / </text:span><text:span text:style-name="T93">Animals</text:span><text:span text:style-name="T91">:</text:span></text:p>
      <text:p text:style-name="P128">Cats</text:p>
      <text:p text:style-name="P129">Goats</text:p>
      <text:p text:style-name="P129">Geese</text:p>
      <text:p text:style-name="P129">Chickens</text:p>
      <text:p text:style-name="P130">Lamb</text:p>
      <text:p text:style-name="P131"><text:span text:style-name="T91">Horse </text:span><text:span text:style-name="T94">(baby = foal)</text:span></text:p>
      <text:p text:style-name="P132"><text:span text:style-name="T91">Pigs </text:span><text:span text:style-name="T94">(baby = piglets)</text:span></text:p>
      <text:p text:style-name="P133"><text:span text:style-name="T95">? </text:span><text:span text:style-name="T91">Sheep</text:span></text:p>
      <text:p text:style-name="P134"><text:span text:style-name="T95">? </text:span><text:span text:style-name="T91">Cattle, aka. Bovine – Cows (Female) and Bulls (Male)</text:span></text:p>
      <text:p text:style-name="P134"><text:span text:style-name="T91"/></text:p>
      <text:p text:style-name="P134"><text:span text:style-name="T91"/></text:p>
      <text:p text:style-name="P135">Cat Food: What to feed your cat</text:p>
      <text:p text:style-name="P136"><text:span text:style-name="T96">W</text:span><text:span text:style-name="T91">ater</text:span></text:p>
      <text:p text:style-name="P137"><text:soft-page-break/><text:span text:style-name="T96">Meat</text:span><text:span text:style-name="T97">s</text:span></text:p>
      <text:p text:style-name="P138">Vegetables</text:p>
      <text:p text:style-name="P138">Grains</text:p>
      <text:p text:style-name="P137"><text:span text:style-name="T91">Cheese – </text:span><text:span text:style-name="T98">however lactose intolerant especially mature cats</text:span></text:p>
      <text:p text:style-name="P139"><text:span text:style-name="T91">Milk –</text:span><text:span text:style-name="T99"> </text:span><text:span text:style-name="T98">however lactose intolerant especially mature cats</text:span></text:p>
      <text:p text:style-name="P139"><text:span text:style-name="T98"/></text:p>
      <text:p text:style-name="P139"><text:span text:style-name="T98"/></text:p>
      <text:p text:style-name="P140"><text:span text:style-name="T91">Cat Health: </text:span><text:span text:style-name="T100">Symptoms of disease</text:span></text:p>
      <text:p text:style-name="P140"><text:span text:style-name="T91"/></text:p>
      <text:p text:style-name="P141">Symptoms:</text:p>
      <text:p text:style-name="P142"><text:span text:style-name="T101">V</text:span><text:span text:style-name="T91">omiting</text:span></text:p>
      <text:p text:style-name="P143">Diarrhea</text:p>
      <text:p text:style-name="P144"><text:span text:style-name="T91"/></text:p>
      <text:p text:style-name="P145">Diseases:</text:p>
      <text:p text:style-name="P146">Diabetes</text:p>
      <text:p text:style-name="P147">Cancer</text:p>
      <text:p text:style-name="P148"><text:span text:style-name="T91">Gingivitis </text:span><text:span text:style-name="T102">(Gum Disease)</text:span></text:p>
      <text:p text:style-name="P149"><text:span text:style-name="T91"/></text:p>
      <text:p text:style-name="P150"><text:span text:style-name="T91"/></text:p>
      <text:p text:style-name="P151"><text:span text:style-name="T91">Infection (</text:span><text:span text:style-name="T102">F</text:span><text:span text:style-name="T91">leas, Parasites, Salmonella)</text:span></text:p>
      <text:p text:style-name="P152">Rabies</text:p>
      <text:p text:style-name="P153">Bubonic Plague</text:p>
      <text:p text:style-name="P154"><text:span text:style-name="T91"/></text:p>
      <text:p text:style-name="P154"><text:span text:style-name="T91"/></text:p>
      <text:p text:style-name="P154"><text:span text:style-name="T91"/></text:p>
      <text:p text:style-name="P155">==========================================</text:p>
      <text:p text:style-name="P156"><text:span text:style-name="T91"/></text:p>
      <text:p text:style-name="P157">Medieval Merchant:</text:p>
      <text:p text:style-name="P155">You play as a medieval merchant who buys and sells cats.</text:p>
      <text:p text:style-name="P158"><text:span text:style-name="T103">The </text:span><text:span text:style-name="T104">inherent </text:span><text:span text:style-name="T103">value of your cats depends on several factors (listed above.)</text:span></text:p>
      <text:p text:style-name="P159"><text:span text:style-name="T103"/></text:p>
      <text:p text:style-name="P159"><text:span text:style-name="T103">The value also changes depending on where you sell your cats (North, Southwest, or South Wales) </text:span><text:span text:style-name="T105">due to regional differences in laws and market rates.</text:span></text:p>
      <text:p text:style-name="P160"><text:span text:style-name="T105"/></text:p>
      <text:p text:style-name="P160"><text:span text:style-name="T105">Y</text:span><text:span text:style-name="T103">ou can travel back and forth to different markets, but you incur a travel cost time (cost of lost time, cost of transportation, cost of food for yourself and your product, risks of travel—violence/robbery, disease.)</text:span></text:p>
      <text:p text:style-name="P160"><text:span text:style-name="T106"/></text:p>
      <text:p text:style-name="P161">You may even find once you get there that the market has changed. (It pays to get information ahead of time so you know if the trip will be worth it.)</text:p>
      <text:p text:style-name="P160"><text:span text:style-name="T106"/></text:p>
      <text:p text:style-name="P162"><text:span text:style-name="T103">If </text:span><text:span text:style-name="T107">you find that a cat you </text:span><text:span text:style-name="T103">purchased is deficient, you can get a refund for 1/3 of its value.</text:span></text:p>
      <text:p text:style-name="P162"><text:span text:style-name="T103"/></text:p>
      <text:p text:style-name="P163">==========================================</text:p>
      <text:p text:style-name="P164"><text:span text:style-name="T91"/></text:p>
      <text:p text:style-name="P165">When does the game end?</text:p>
      <text:p text:style-name="P165">--<text:span text:style-name="T108">When the player runs out of money (game over)</text:span></text:p>
      <text:p text:style-name="P165"><text:span text:style-name="T109">--</text:span><text:span text:style-name="T110">When an in-game time limit is reached (100 days? </text:span><text:span text:style-name="T111">You didn’t lose but you didn’t max out</text:span><text:span text:style-name="T110">)</text:span></text:p>
      <text:p text:style-name="P166"><text:span text:style-name="T108">--</text:span><text:span text:style-name="T109">When the player reaches a maximum amount of money (game won – </text:span><text:span text:style-name="T112">unlocks higher difficulty</text:span><text:span text:style-name="T109">)</text:span></text:p>
      <text:p text:style-name="P167"/>
      <text:p text:style-name="P167"/>
      <text:p text:style-name="P168">==========================================</text:p>
      <text:p text:style-name="P169">Project Timeline <text:span text:style-name="T113">(1/14/25)</text:span><text:span text:style-name="T49">:</text:span></text:p>
      <text:p text:style-name="P170"><text:span text:style-name="T49"/></text:p>
      <text:p text:style-name="P171"><text:span text:style-name="T50">Friday, <text:tab/></text:span><text:span text:style-name="T49">Day 1 (1/10) – </text:span><text:span text:style-name="T51">Brainstorming, Design</text:span></text:p>
      <text:p text:style-name="P171"><text:span text:style-name="T50">Saturday, <text:tab/></text:span><text:span text:style-name="T49">Day </text:span><text:span text:style-name="T52">2</text:span><text:span text:style-name="T49"> (1/11) – </text:span><text:span text:style-name="T53">Finish Design, </text:span><text:span text:style-name="T54">Early Prototyping</text:span></text:p>
      <text:p text:style-name="P171"><text:span text:style-name="T50">Sunday, <text:tab/></text:span><text:span text:style-name="T49">Day </text:span><text:span text:style-name="T52">3</text:span><text:span text:style-name="T49"> (1/12)</text:span></text:p>
      <text:p text:style-name="P171"><text:span text:style-name="T50">Monday, <text:tab/></text:span><text:span text:style-name="T49">Day </text:span><text:span text:style-name="T52">4</text:span><text:span text:style-name="T49"> (1/13)</text:span></text:p>
      <text:p text:style-name="P170"><text:span text:style-name="T50">Tuesday, <text:tab/></text:span><text:span text:style-name="T49">Day </text:span><text:span text:style-name="T52">5</text:span><text:span text:style-name="T49"> (1/14) – </text:span><text:span text:style-name="T55">Finish MVP</text:span></text:p>
      <text:p text:style-name="P170"><text:span text:style-name="T50">Wednesday, <text:tab/></text:span><text:span text:style-name="T49">Day </text:span><text:span text:style-name="T52">6</text:span><text:span text:style-name="T49"> (1/15) – </text:span><text:span text:style-name="T56">Start Polish</text:span></text:p>
      <text:p text:style-name="P170"><text:span text:style-name="T50">Thursday, <text:tab/></text:span><text:span text:style-name="T49">Day </text:span><text:span text:style-name="T52">7</text:span><text:span text:style-name="T49"> (1/16)</text:span></text:p>
      <text:p text:style-name="P170"><text:span text:style-name="T50">Friday, <text:tab/></text:span><text:span text:style-name="T49">Day </text:span><text:span text:style-name="T52">8</text:span><text:span text:style-name="T49"> (1/17)</text:span></text:p>
      <text:p text:style-name="P170"><text:span text:style-name="T50">Saturday, <text:tab/></text:span><text:span text:style-name="T49">Day </text:span><text:span text:style-name="T52">9</text:span><text:span text:style-name="T49"> (1/1</text:span><text:span text:style-name="T57">8</text:span><text:span text:style-name="T49">) – </text:span><text:span text:style-name="T58">Early game submission</text:span></text:p>
      <text:p text:style-name="P170"><text:span text:style-name="T50">Sunday, <text:tab/></text:span><text:span text:style-name="T49">Day 1</text:span><text:span text:style-name="T52">0</text:span><text:span text:style-name="T49"> (1/1</text:span><text:span text:style-name="T52">9</text:span><text:span text:style-name="T49">) – </text:span><text:span text:style-name="T59">Submit game by 4:00 PM</text:span></text:p>
      <text:p text:style-name="P170"><text:span text:style-name="T59"/></text:p>
      <text:p text:style-name="P172">Notes / Goals:</text:p>
      <text:p text:style-name="P172"/>
      <text:p text:style-name="P173">Rules:</text:p>
      <text:p text:style-name="P173">-Must develop using Godot</text:p>
      <text:p text:style-name="P173">-No AI-Generated works</text:p>
      <text:p text:style-name="P173">-Must have working HTML5 export</text:p>
      <text:p text:style-name="P173">-No new content after deadline</text:p>
      <text:p text:style-name="P173">-<text:span text:style-name="T114">Follow the main theme. </text:span><text:span text:style-name="T115">Wildcards are optional and do not affect score.</text:span></text:p>
      <text:p text:style-name="P172"/>
      <text:p text:style-name="P174">Judging:</text:p>
      <text:p text:style-name="P174">&gt; Theme: How well does the game adhere to the chosen theme?</text:p>
      <text:p text:style-name="P174">&gt; Fun: Was it fun? Enjoyable?</text:p>
      <text:p text:style-name="P174">&gt; Controls: How smooth is the game? Are the controls clunky or intuitive?</text:p>
      <text:p text:style-name="P174">&gt; Graphics: Does the game look good? Does the art style fit the game? Is the pixel art charming?</text:p>
      <text:p text:style-name="P174">&gt; Audio: How is the music? Does it fit? What about the sound effects?</text:p>
      <text:p text:style-name="P174">&gt; Accessibility: How well did the game implement features from this list? </text:p>
      <text:p text:style-name="P174">&gt; Originality: Were you pleasantly surprised by some game mechanic or design in the game?</text:p>
      <text:p text:style-name="P172"/>
      <text:p text:style-name="P175">Tips:</text:p>
      <text:p text:style-name="P175">-Take breaks (walk, stretch, etc.) Jam lasts 9 days for a reason.</text:p>
      <text:p text:style-name="P175">-<text:span text:style-name="T116">Experiment with ideas—don’t let fear/doubt stop you from trying something new.</text:span></text:p>
      <text:p text:style-name="P175">-<text:span text:style-name="T116">Set yourself a goal (or goals) for the jam and communicate with your team. This goes for new tools, techniques, ideas, etc.</text:span></text:p>
      <text:p text:style-name="P175">-<text:span text:style-name="T116">You don’t have to be an expert in everything. Consider joining a team.</text:span></text:p>
      <text:p text:style-name="P175">-<text:span text:style-name="T117">Don’t let fear of the unknown stop you.</text:span></text:p>
      <text:p text:style-name="P175">-<text:span text:style-name="T117">By acknowledging your flaws, you are giving yourself space to grow.</text:span></text:p>
      <text:p text:style-name="P175">-<text:span text:style-name="T118">Check the Accessibility Basics list.</text:span></text:p>
      <text:p text:style-name="P172"/>
      <text:p text:style-name="P176"/>
      <text:p text:style-name="P176"/>
      <text:p text:style-name="P176"/>
      <text:p text:style-name="P176"/>
      <text:p text:style-name="P176"/>
      <text:p text:style-name="P176"/>
      <text:p text:style-name="P176"/>
      <text:p text:style-name="P176"/>
      <text:p text:style-name="P177"><text:soft-page-break/>Game jam:</text:p>
      <text:p text:style-name="P177"/>
      <text:p text:style-name="P172">How easily can I make the game?</text:p>
      <text:p text:style-name="P172">Does the idea cater well to my strengths?</text:p>
      <text:p text:style-name="P172">Can I make a terrible version of this in a few hours?</text:p>
      <text:p text:style-name="P176">Make sure you have a free weekend / enough time to work on the game jam in the allotted time period.</text:p>
      <text:p text:style-name="P176">Always get essentials added to the game first (core gameplay)</text:p>
      <text:p text:style-name="P176">Formulate a definite "The End" and restart <text:span text:style-name="T119">(gameplay loop)</text:span></text:p>
      <text:p text:style-name="P176"/>
      <text:p text:style-name="P176">Prevent scope creep--keep it simple, stupid</text:p>
      <text:p text:style-name="P176">MOSCOW method</text:p>
      <text:p text:style-name="P176">Must have</text:p>
      <text:p text:style-name="P176">Should have</text:p>
      <text:p text:style-name="P176">Could have</text:p>
      <text:p text:style-name="P176">Won't have</text:p>
      <text:p text:style-name="P176"/>
      <text:p text:style-name="P172">Set timers to remember to eat and sleep (don't work too much.) Take a walk, mental reset.</text:p>
      <text:p text:style-name="P176"/>
      <text:p text:style-name="P176"/>
      <text:p text:style-name="P176"/>
      <text:p text:style-name="P172">Write out what the core gameplay loop will be--this is essentially a way for the player to continuously play your game. </text:p>
      <text:p text:style-name="P176"/>
      <text:p text:style-name="P176">"Rinse and Repeat" -- Explore, gather resources, crafting items, use crafted items to explore further (Minecraft).</text:p>
      <text:p text:style-name="P176"/>
      <text:p text:style-name="P176"><text:s/>Usually involves a sense of progression in the game to keep things fresh. Another example: fight monster, get drop, use drop to fight bigger monster.</text:p>
      <text:p text:style-name="P176"/>
      <text:p text:style-name="P176">Also look for other ways to easily add replay value, like some kind of scoring system or leaderboard (points, time, etc.)</text:p>
      <text:p text:style-name="P172"/>
      <text:p text:style-name="P176"/>
      <text:p text:style-name="P176"/>
      <text:p text:style-name="P172">Primary goals of jams:</text:p>
      <text:p text:style-name="P176">Learn something new and interesting.</text:p>
      <text:p text:style-name="P176">Grow as a game developer / artist / musician etc.</text:p>
      <text:p text:style-name="P176">Finish something you can be proud of.</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2">Incremental games</text:p>
      <text:p text:style-name="P176">Two categories -- idles and clicker</text:p>
      <text:p text:style-name="P176">(Or balance of the two)</text:p>
      <text:p text:style-name="P176"/>
      <text:p text:style-name="P176"/>
      <text:p text:style-name="P176">Goals --</text:p>
      <text:p text:style-name="P176">Feature to unlock at certain levels</text:p>
      <text:p text:style-name="P172">Player needs to be able to see progress towards unlocking certain goals</text:p>
      <text:p text:style-name="P176">Non-linear progress or non-repetitive gameplay</text:p>
      <text:p text:style-name="P172">Adding new gameplay and automating the old gameplay</text:p>
      <text:p text:style-name="P176"/>
      <text:p text:style-name="P176">UI -- don't show too much at the start, <text:span text:style-name="T20">unlock gradually using goals</text:span></text:p>
      <text:p text:style-name="P176">If the game is overly complex and can't be played without a guide... Bad</text:p>
      <text:p text:style-name="P176">A game can and should have <text:span text:style-name="T20">complexity and depth</text:span>. But don't expect the player to know everything about the game with no <text:span text:style-name="T20">instructions</text:span>.</text:p>
      <text:p text:style-name="P176">Trial and error discovery can be good--but hard to implement correctly in a way that doesn't frustrate the player. Err on the side of caution, run your idea by some playtesters, or just don't implement it.</text:p>
      <text:p text:style-name="P176"/>
      <text:p text:style-name="P176"/>
      <text:p text:style-name="P172">Summary:</text:p>
      <text:p text:style-name="P178">Play time – around 5 minutes</text:p>
      <text:p text:style-name="P172">Balance active and idle progression</text:p>
      <text:p text:style-name="P172"><text:span text:style-name="T120">New f</text:span>eatures / <text:span text:style-name="T120">gameplay mechanics </text:span>unlock <text:span text:style-name="T121">over time</text:span></text:p>
      <text:p text:style-name="P172">Good UI that doesn't show every feature all at once</text:p>
      <text:p text:style-name="P172"/>
      <text:p text:style-name="P172"/>
      <text:p text:style-name="P179">Focus on your strengths:</text:p>
      <text:p text:style-name="P179">-Programming: <text:span text:style-name="T122">Build solid systems </text:span><text:span text:style-name="T123">and foundation for your core gameplay</text:span></text:p>
      <text:p text:style-name="P179"/>
      <text:p text:style-name="P179">Hide / compensate for your weaknesses:</text:p>
      <text:p text:style-name="P179">-Art: Buy/use premade assets, <text:span text:style-name="T124">take extra time to work on style, make games that don’t require heavy assets (ex: black/white, text-based, etc.)</text:span></text:p>
      <text:p text:style-name="P179">-Design: Plan ahead of time</text:p>
      <text:p text:style-name="P179"/>
      <text:p text:style-name="P180">Hiring something adds an idle incremental (for resources?)</text:p>
      <text:p text:style-name="P181">fish</text:p>
      <text:p text:style-name="P181">sand</text:p>
      <text:p text:style-name="P181"/>
      <text:p text:style-name="P181">Goal: </text:p>
      <text:p text:style-name="P181">Become rich</text:p>
      <text:p text:style-name="P181">(Have an avatar that gets happier as you get more money?)</text:p>
      <text:p text:style-name="P181">Buy fancy clothes/costmetics?</text:p>
      <text:p text:style-name="P181"/>
      <text:p text:style-name="P181">Tooltips explaining what buttons do</text:p>
      <text:p text:style-name="P181">Achievements</text:p>
      <text:p text:style-name="P181">Progressing faster as you collect more resources (idle tools.)</text:p>
      <text:p text:style-name="P181"/>
      <text:p text:style-name="P181"/>
      <text:p text:style-name="P181"><text:soft-page-break/>Welsh hierarchy</text:p>
      <text:p text:style-name="P181"/>
      <text:p text:style-name="P181">Peasant</text:p>
      <text:p text:style-name="P181">Aristocrat (warrior, land owner)</text:p>
      <text:p text:style-name="P181">Rhingyll (inherits cats from dead landowners sent to war--may differ across regions)</text:p>
      <text:p text:style-name="P181">King (Hywel Dda)</text:p>
      <text:p text:style-name="P181"/>
      <text:p text:style-name="P181">--fits with theme (metamorphosis)</text:p>
      <text:p text:style-name="P181">--pay money to upgrade status</text:p>
      <text:p text:style-name="P181">--new status unlocks additional abilities such as trading etc.</text:p>
      <text:p text:style-name="P181">--also unlocks passive income streams such as land ownership (farm profits--send cats to work on farms to catch mice.)</text:p>
      <text:p text:style-name="P181">--start: your farm's grain stores are being overrun by rodents. Deploy your cats to take care of business. Eventually hire serfs and peasants to work under you to maintain your farms.</text:p>
      <text:p text:style-name="P181">-- try to become king (game ends)</text:p>
      <text:p text:style-name="P181">-- beat high score (how many days to become king?)</text:p>
      <text:p text:style-name="P181"/>
      <text:p text:style-name="P1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Default" style:family="paragraph">
      <style:paragraph-properties fo:text-align="start" style:justify-single-word="false"/>
      <style:text-properties fo:color="#000000" loext:opacity="100%" style:font-name="Liberation Serif" fo:font-family="'Liberation Serif'"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0T22:46:00</meta:creation-date>
    <dc:date>2025-01-14T19:12:14.867000000</dc:date>
    <meta:editing-duration>PT10H40M58S</meta:editing-duration>
    <meta:editing-cycles>323</meta:editing-cycles>
    <meta:generator>LibreOffice/24.8.4.2$Windows_X86_64 LibreOffice_project/bb3cfa12c7b1bf994ecc5649a80400d06cd71002</meta:generator>
    <meta:print-date>2025-01-10T22:46:31.738000000</meta:print-date>
    <meta:printed-by>PDF files</meta:printed-by>
    <meta:document-statistic meta:table-count="0" meta:image-count="0" meta:object-count="0" meta:page-count="11" meta:paragraph-count="309" meta:word-count="2652" meta:character-count="15008" meta:non-whitespace-character-count="12630"/>
  </office:meta>
</office:document-meta>
</file>